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1c2c1" officeooo:paragraph-rsid="0001c2c1"/>
    </style:style>
    <style:style style:name="P2" style:family="paragraph" style:parent-style-name="Preformatted_20_Text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/*</text:p>
      <text:p text:style-name="Preformatted_20_Text"><text:tab/>HEADER:<text:tab/><text:tab/>CUG149;</text:p>
      <text:p text:style-name="Preformatted_20_Text"><text:tab/>TITLE:<text:tab/><text:tab/>6801 Cross-Assembler (Portable);</text:p>
      <text:p text:style-name="Preformatted_20_Text"><text:tab/>FILENAME:<text:tab/>A68.DOC;</text:p>
      <text:p text:style-name="Preformatted_20_Text"><text:tab/>VERSION:<text:tab/>3.5;</text:p>
      <text:p text:style-name="Preformatted_20_Text"><text:tab/>DATE:<text:tab/><text:tab/>08/27/1988;</text:p>
      <text:p text:style-name="Preformatted_20_Text"><text:s text:c="18"/>update Nov 2011, compiled for lcc-32 windows by HRJ</text:p>
      <text:p text:style-name="Preformatted_20_Text"><text:s text:c="18"/>update Feb 2019 V3.5+, added S-record by HRJ</text:p>
      <text:p text:style-name="Preformatted_20_Text"><text:s text:c="18"/>update Aug 2019 V3.5++, added col 1 * comment </text:p>
      <text:p text:style-name="Preformatted_20_Text"/>
      <text:p text:style-name="Preformatted_20_Text"><text:tab/>DESCRIPTION:<text:tab/>"This program lets you use your computer to assemble</text:p>
      <text:p text:style-name="Preformatted_20_Text"><text:tab/><text:tab/><text:tab/>code for the Motorola 6800, 6801, 6802, 6803, 6808,</text:p>
      <text:p text:style-name="Preformatted_20_Text"><text:tab/><text:tab/><text:tab/>and 68701 microprocessors. <text:s/>The program is written in</text:p>
      <text:p text:style-name="Preformatted_20_Text"><text:tab/><text:tab/><text:tab/>portable C rather than BDS C. <text:s/>All assembler features</text:p>
      <text:p text:style-name="Preformatted_20_Text"><text:tab/><text:tab/><text:tab/>are supported except relocation, linkage, and macros.";</text:p>
      <text:p text:style-name="Preformatted_20_Text"/>
      <text:p text:style-name="Preformatted_20_Text"><text:tab/>KEYWORDS:<text:tab/>Software Development, Assemblers, Cross-Assemblers,</text:p>
      <text:p text:style-name="Preformatted_20_Text"><text:tab/><text:tab/><text:tab/>Motorola, MC6800, MC6801;</text:p>
      <text:p text:style-name="Preformatted_20_Text"/>
      <text:p text:style-name="Preformatted_20_Text"><text:tab/>SEE-ALSO:<text:tab/>CUG113, 6800 Cross-Assembler;</text:p>
      <text:p text:style-name="Preformatted_20_Text"/>
      <text:p text:style-name="Preformatted_20_Text"><text:tab/>SYSTEM:<text:tab/><text:tab/>CP/M-80, CP/M-86, HP-UX, MSDOS, PCDOS, QNIX;</text:p>
      <text:p text:style-name="Preformatted_20_Text"><text:tab/>COMPILERS:<text:tab/>Aztec C86, Aztec CII, CI-C86, Eco-C, Eco-C88, HP-UX,</text:p>
      <text:p text:style-name="Preformatted_20_Text"><text:tab/><text:tab/><text:tab/>Lattice C, Microsoft C,<text:tab/>QNIX C;</text:p>
      <text:p text:style-name="Preformatted_20_Text"/>
      <text:p text:style-name="Preformatted_20_Text"><text:tab/>WARNINGS:<text:tab/>"This program has compiled successfully on 2 UNIX</text:p>
      <text:p text:style-name="Preformatted_20_Text"><text:tab/><text:tab/><text:tab/>compilers, 5 MSDOS compilers, and 2 CP/M compilers.</text:p>
      <text:p text:style-name="Preformatted_20_Text"><text:tab/><text:tab/><text:tab/>A port to BDS C would be extremely difficult, but see</text:p>
      <text:p text:style-name="Preformatted_20_Text"><text:tab/><text:tab/><text:tab/>volume CUG113. <text:s/>A port to Toolworks C is untried."</text:p>
      <text:p text:style-name="Preformatted_20_Text"/>
      <text:p text:style-name="Preformatted_20_Text"><text:tab/>AUTHORS:<text:tab/>William C. Colley III;</text:p>
      <text:p text:style-name="Preformatted_20_Text">*/</text:p>
      <text:p text:style-name="Preformatted_20_Text"/>
      <text:p text:style-name="P2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22"/>6800/6801 Cross-Assembler (Portable)</text:p>
      <text:p text:style-name="Preformatted_20_Text"/>
      <text:p text:style-name="Preformatted_20_Text"/>
      <text:p text:style-name="Preformatted_20_Text"><text:s text:c="35"/>Version 3.5+</text:p>
      <text:p text:style-name="Preformatted_20_Text"/>
      <text:p text:style-name="Preformatted_20_Text"/>
      <text:p text:style-name="Preformatted_20_Text"><text:s text:c="20"/>Copyright (c) 1985 William C. Colley, III</text:p>
      <text:p text:style-name="Preformatted_20_Text"/>
      <text:p text:style-name="Preformatted_20_Text"/>
      <text:p text:style-name="Preformatted_20_Text"><text:s text:c="28"/>The manual such as it is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8"/>Legal Note: <text:s text:c="3"/>This package may be used for any commercial or </text:p>
      <text:p text:style-name="Preformatted_20_Text"><text:s text:c="23"/>non-commercial purpose. <text:s/>It may be copied and </text:p>
      <text:p text:style-name="Preformatted_20_Text"><text:s text:c="23"/>distributed freely provided that any fee charged </text:p>
      <text:p text:style-name="Preformatted_20_Text"><text:s text:c="23"/>by the distributor of the copy does not exceed the </text:p>
      <text:p text:style-name="Preformatted_20_Text"><text:s text:c="23"/>sum of: <text:s/>1) the cost of the media the copy is </text:p>
      <text:p text:style-name="Preformatted_20_Text"><text:s text:c="23"/>written on, <text:s/>2) any required costs of shipping the </text:p>
      <text:p text:style-name="Preformatted_20_Text"><text:s text:c="23"/>copy, and <text:s/>3) a nominal handling fee. <text:s/>Any other </text:p>
      <text:p text:style-name="Preformatted_20_Text"><text:s text:c="23"/>distribution requires the written permission of </text:p>
      <text:p text:style-name="Preformatted_20_Text"><text:s text:c="23"/>the author. <text:s/>Also, the author's copyright notices </text:p>
      <text:p text:style-name="Preformatted_20_Text"><text:s text:c="23"/>shall not be removed from the program source, the </text:p>
      <text:p text:style-name="Preformatted_20_Text"><text:s text:c="23"/>program object, or the program documentation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"><text:s text:c="16"/>Note to Users of Previous Versions of the Package</text:p>
      <text:p text:style-name="Preformatted_20_Text"/>
      <text:p text:style-name="Preformatted_20_Text"><text:s text:c="13"/>This version of the 6800/6801 Cross-Assembler package is a </text:p>
      <text:p text:style-name="Preformatted_20_Text"><text:s text:c="8"/>total rewrite of the old BDS C version. <text:s/>During the recoding, a </text:p>
      <text:p text:style-name="Preformatted_20_Text"><text:s text:c="8"/>few new "bells and whistles" found their way into the program. <text:s/></text:p>
      <text:p text:style-name="Preformatted_20_Text"><text:s text:c="8"/>They are:</text:p>
      <text:p text:style-name="Preformatted_20_Text"/>
      <text:p text:style-name="Preformatted_20_Text"><text:s text:c="13"/>1) <text:s text:c="2"/>Labels can now be as long as an entire line, and all </text:p>
      <text:p text:style-name="Preformatted_20_Text"><text:s text:c="18"/>characters are significant. <text:s/>In older versions, only 8 </text:p>
      <text:p text:style-name="Preformatted_20_Text"><text:s text:c="18"/>characters were significant.</text:p>
      <text:p text:style-name="Preformatted_20_Text"/>
      <text:p text:style-name="Preformatted_20_Text"><text:s text:c="13"/>2) <text:s text:c="2"/>Listing control has been added to the output routine. <text:s/></text:p>
      <text:p text:style-name="Preformatted_20_Text"><text:s text:c="18"/>The listing can be broken up into pages and a running </text:p>
      <text:p text:style-name="Preformatted_20_Text"><text:s text:c="18"/>header can be added to the top of each page. <text:s/>See the </text:p>
      <text:p text:style-name="Preformatted_20_Text"><text:s text:c="18"/>TITL and PAGE pseudo-ops for details.</text:p>
      <text:p text:style-name="Preformatted_20_Text"/>
      <text:p text:style-name="Preformatted_20_Text"><text:s text:c="13"/>3) <text:s text:c="2"/>Default extensions for the source, list, and object </text:p>
      <text:p text:style-name="Preformatted_20_Text"><text:s text:c="18"/>(hex) files are no longer supplied.</text:p>
      <text:p text:style-name="Preformatted_20_Text"/>
      <text:p text:style-name="Preformatted_20_Text"><text:s text:c="13"/>4) <text:s text:c="2"/>Include files are now supported and may be nested.</text:p>
      <text:p text:style-name="Preformatted_20_Text"/>
      <text:p text:style-name="Preformatted_20_Text"><text:s text:c="13"/>Alas, as the sage says, "There ain't no such thing as a free </text:p>
      <text:p text:style-name="Preformatted_20_Text"><text:s text:c="8"/>lunch." <text:s/>Massive internal changes had to be made to divorce the </text:p>
      <text:p text:style-name="Preformatted_20_Text"><text:s text:c="8"/>program from the CP/M-80 environment. <text:s/>These changes, the fact </text:p>
      <text:p text:style-name="Preformatted_20_Text"><text:s text:c="8"/>that full-featured, 8-bit C compilers generate less efficient </text:p>
      <text:p text:style-name="Preformatted_20_Text"><text:s text:c="8"/>code than BDS C, and the fact that I have leaned on the over-</text:p>
      <text:p text:style-name="Preformatted_20_Text"><text:s text:c="8"/>powered, slow library function printf() heavily have caused the </text:p>
      <text:p text:style-name="Preformatted_20_Text"><text:s text:c="8"/>package to run about a factor of 4 slower than the older </text:p>
      <text:p text:style-name="Preformatted_20_Text"><text:s text:c="8"/>versions. <text:s/>The package also takes 3-6K more disk space to store </text:p>
      <text:p text:style-name="Preformatted_20_Text"><text:s text:c="8"/>than it used to take.</text:p>
      <text:p text:style-name="Preformatted_20_Text"/>
      <text:p text:style-name="Preformatted_20_Text"><text:s text:c="13"/>On the plus side, however, the code is written in "portable" </text:p>
      <text:p text:style-name="Preformatted_20_Text"><text:s text:c="8"/>C, so all of the UNIX users, and the new crop of IBM-PC users </text:p>
      <text:p text:style-name="Preformatted_20_Text"><text:s text:c="8"/>should be able to compile and run the package almost without </text:p>
      <text:p text:style-name="Preformatted_20_Text"><text:s text:c="8"/>modification. <text:s/>The internal structure of the package is cleaner </text:p>
      <text:p text:style-name="Preformatted_20_Text"><text:s text:c="8"/>than ever, so it should be very easy to hack on and turn into </text:p>
      <text:p text:style-name="Preformatted_20_Text"><text:s text:c="8"/>cross-assemblers for other 8-bit processors. <text:s/>Finally, the source </text:p>
      <text:p text:style-name="Preformatted_20_Text"><text:s text:c="8"/>code has shrivelled almost to nothing since many tasks have been </text:p>
      <text:p text:style-name="Preformatted_20_Text"><text:s text:c="8"/>off-loaded onto standard library functions, so the need to </text:p>
      <text:p text:style-name="Preformatted_20_Text"><text:s text:c="8"/>"squeeze" the source code is gone.</text:p>
      <text:p text:style-name="Preformatted_20_Text"/>
      <text:p text:style-name="Preformatted_20_Text"/>
      <text:p text:style-name="Preformatted_20_Text"/>
      <text:p text:style-name="Preformatted_20_Text"/>
      <text:p text:style-name="P2"><text:s text:c="32"/>Table of Contents</text:p>
      <text:p text:style-name="Preformatted_20_Text"/>
      <text:p text:style-name="Preformatted_20_Text"><text:s text:c="8"/>1.0 <text:s/>How to Use the Cross-Assembler Package .................. <text:s/>3</text:p>
      <text:p text:style-name="Preformatted_20_Text"><text:s text:c="8"/>2.0 <text:s/>Format of Cross-Assembler Source Lines .................. <text:s/>4</text:p>
      <text:p text:style-name="Preformatted_20_Text"><text:s text:c="13"/>2.1 <text:s/>Labels ............................................. <text:s/>5</text:p>
      <text:p text:style-name="Preformatted_20_Text"><text:s text:c="13"/>2.2 <text:s/>Numeric Constants .................................. <text:s/>5</text:p>
      <text:p text:style-name="Preformatted_20_Text"><text:s text:c="13"/>2.3 <text:s/>String Constants ................................... <text:s/>6</text:p>
      <text:p text:style-name="Preformatted_20_Text"><text:s text:c="13"/>2.4 <text:s/>Expressions ........................................ <text:s/>6</text:p>
      <text:p text:style-name="Preformatted_20_Text"><text:s text:c="8"/>3.0 <text:s/>Machine Opcodes ......................................... <text:s/>7</text:p>
      <text:p text:style-name="Preformatted_20_Text"><text:s text:c="13"/>3.1 <text:s/>Opcodes -- No Arguments ............................ <text:s/>8</text:p>
      <text:p text:style-name="Preformatted_20_Text"><text:s text:c="13"/>3.2 <text:s/>Opcodes -- One Register Argument ................... <text:s/>8</text:p>
      <text:p text:style-name="Preformatted_20_Text"><text:s text:c="13"/>3.3 <text:s/>Opcodes -- One Memory Argument ..................... <text:s/>8</text:p>
      <text:p text:style-name="Preformatted_20_Text"><text:s text:c="13"/>3.4 <text:s/>Opcodes -- One Register or Memory Argument ......... <text:s/>8</text:p>
      <text:p text:style-name="Preformatted_20_Text"><text:s text:c="13"/>3.5 <text:s/>Opcodes -- One Memory or Immediate Argument ........ <text:s/>8</text:p>
      <text:p text:style-name="Preformatted_20_Text"><text:s text:c="13"/>3.6 <text:s/>Opcodes -- Two Arguments ........................... <text:s/>9</text:p>
      <text:p text:style-name="Preformatted_20_Text"><text:s text:c="13"/>3.7 <text:s/>Opcodes -- Relative Branches ....................... <text:s/>9</text:p>
      <text:p text:style-name="Preformatted_20_Text"><text:s text:c="13"/>3.8 <text:s/>Opcodes -- Direct Addressing ....................... <text:s/>9</text:p>
      <text:p text:style-name="Preformatted_20_Text"><text:s text:c="8"/>4.0 <text:s/>Pseudo Opcodes .......................................... 10</text:p>
      <text:p text:style-name="Preformatted_20_Text"><text:s text:c="13"/>4.1 <text:s/>Pseudo-ops -- CPU .................................. 10</text:p>
      <text:p text:style-name="Preformatted_20_Text"><text:s text:c="13"/>4.2 <text:s/>Pseudo-ops -- END .................................. 10</text:p>
      <text:p text:style-name="Preformatted_20_Text"><text:s text:c="13"/>4.3 <text:s/>Pseudo-ops -- EQU .................................. 10</text:p>
      <text:p text:style-name="Preformatted_20_Text"><text:s text:c="13"/>4.4 <text:s/>Pseudo-ops -- FCB .................................. 11</text:p>
      <text:p text:style-name="Preformatted_20_Text"><text:s text:c="13"/>4.5 <text:s/>Pseudo-ops -- FCC .................................. 11</text:p>
      <text:p text:style-name="Preformatted_20_Text"><text:s text:c="13"/>4.6 <text:s/>Pseudo-ops -- FDB .................................. 11</text:p>
      <text:p text:style-name="Preformatted_20_Text"><text:s text:c="13"/>4.7 <text:s/>Pseudo-ops -- IF, ELSE, ENDI ....................... 11</text:p>
      <text:p text:style-name="Preformatted_20_Text"><text:s text:c="13"/>4.8 <text:s/>Pseudo-ops -- INCL ................................. 12</text:p>
      <text:p text:style-name="Preformatted_20_Text"><text:s text:c="13"/>4.9 <text:s/>Pseudo-ops -- ORG .................................. 13</text:p>
      <text:p text:style-name="Preformatted_20_Text"><text:s text:c="13"/>4.10 Pseudo-ops -- PAGE ................................. 13</text:p>
      <text:p text:style-name="Preformatted_20_Text"><text:s text:c="13"/>4.11 Pseudo-ops -- RMB .................................. 13</text:p>
      <text:p text:style-name="Preformatted_20_Text"><text:s text:c="13"/>4.12 Pseudo-ops -- SET .................................. 13</text:p>
      <text:p text:style-name="Preformatted_20_Text"><text:s text:c="13"/>4.13 Pseudo-ops -- TITL ................................. 14</text:p>
      <text:p text:style-name="Preformatted_20_Text"><text:s text:c="8"/>5.0 <text:s/>Assembly Errors ......................................... 14</text:p>
      <text:p text:style-name="Preformatted_20_Text"><text:s text:c="13"/>5.1 <text:s/>Error * -- Illegal or Missing Statement ............ 14</text:p>
      <text:p text:style-name="Preformatted_20_Text"><text:s text:c="13"/>5.2 <text:s/>Error ( -- Parenthesis Imbalance ................... 15</text:p>
      <text:p text:style-name="Preformatted_20_Text"><text:s text:c="13"/>5.3 <text:s/>Error " -- Missing Quotation Mark .................. 15</text:p>
      <text:p text:style-name="Preformatted_20_Text"><text:s text:c="13"/>5.4 <text:s/>Error A -- Illegal Addressing Mode ................. 15</text:p>
      <text:p text:style-name="Preformatted_20_Text"><text:s text:c="13"/>5.5 <text:s/>Error B -- Branch Target Too Distant ............... 15</text:p>
      <text:p text:style-name="Preformatted_20_Text"><text:s text:c="13"/>5.6 <text:s/>Error D -- Illegal Digit ........................... 15</text:p>
      <text:p text:style-name="Preformatted_20_Text"><text:s text:c="13"/>5.7 <text:s/>Error E -- Illegal Expression ...................... 15</text:p>
      <text:p text:style-name="Preformatted_20_Text"><text:s text:c="13"/>5.8 <text:s/>Error I -- IF-ENDI Imbalance ....................... 16</text:p>
      <text:p text:style-name="Preformatted_20_Text"><text:s text:c="13"/>5.9 <text:s/>Error L -- Illegal Label ........................... 16</text:p>
      <text:p text:style-name="Preformatted_20_Text"><text:s text:c="13"/>5.10 Error M -- Multiply Defined Label .................. 16</text:p>
      <text:p text:style-name="Preformatted_20_Text"><text:s text:c="13"/>5.11 Error O -- Illegal Opcode .......................... 16</text:p>
      <text:p text:style-name="Preformatted_20_Text"><text:s text:c="13"/>5.12 Error P -- Phasing Error ........................... 16</text:p>
      <text:p text:style-name="Preformatted_20_Text"><text:s text:c="13"/>5.13 Error R -- Illegal Register ........................ 17</text:p>
      <text:p text:style-name="Preformatted_20_Text"><text:s text:c="13"/>5.14 Error S -- Illegal Syntax .......................... 17</text:p>
      <text:p text:style-name="Preformatted_20_Text"><text:s text:c="13"/>5.15 Error T -- Too Many Arguments ...................... 17</text:p>
      <text:p text:style-name="Preformatted_20_Text"><text:s text:c="13"/>5.16 Error U -- Undefined Label ......................... 17</text:p>
      <text:p text:style-name="Preformatted_20_Text"><text:s text:c="13"/>5.17 Error V -- Illegal Value ........................... 17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40"/>1</text:p>
      <text:p text:style-name="Preformatted_20_Text"/>
      <text:p text:style-name="P2"/>
      <text:p text:style-name="Preformatted_20_Text"/>
      <text:p text:style-name="Preformatted_20_Text"/>
      <text:p text:style-name="Preformatted_20_Text"><text:s text:c="8"/>6.0 <text:s/>Warning Messages ........................................ 17</text:p>
      <text:p text:style-name="Preformatted_20_Text"><text:s text:c="13"/>6.1 <text:s/>Warning -- Illegal Option Ignored .................. 18</text:p>
      <text:p text:style-name="Preformatted_20_Text"><text:s text:c="13"/>6.2 <text:s/>Warning -- -l Option Ignored -- No File Name ....... 18</text:p>
      <text:p text:style-name="Preformatted_20_Text"><text:s text:c="13"/>6.3 <text:s/>Warning -- -o Option Ignored -- No File Name ....... 18</text:p>
      <text:p text:style-name="Preformatted_20_Text"><text:s text:c="13"/>6.4 <text:s/>Warning -- Extra Source File Ignored ............... 18</text:p>
      <text:p text:style-name="Preformatted_20_Text"><text:s text:c="13"/>6.5 <text:s/>Warning -- Extra Listing File Ignored .............. 18</text:p>
      <text:p text:style-name="Preformatted_20_Text"><text:s text:c="13"/>6.6 <text:s/>Warning -- Extra Object File Ignored ............... 18</text:p>
      <text:p text:style-name="Preformatted_20_Text"><text:s text:c="8"/>7.0 <text:s/>Fatal Error Messages .................................... 18</text:p>
      <text:p text:style-name="Preformatted_20_Text"><text:s text:c="13"/>7.1 <text:s/>Fatal Error -- No Source File Specified ............ 18</text:p>
      <text:p text:style-name="Preformatted_20_Text"><text:s text:c="13"/>7.2 <text:s/>Fatal Error -- Source File Did Not Open ............ 18</text:p>
      <text:p text:style-name="Preformatted_20_Text"><text:s text:c="13"/>7.3 <text:s/>Fatal Error -- Listing File Did Not Open ........... 19</text:p>
      <text:p text:style-name="Preformatted_20_Text"><text:s text:c="13"/>7.4 <text:s/>Fatal Error -- Object File Did Not Open ............ 19</text:p>
      <text:p text:style-name="Preformatted_20_Text"><text:s text:c="13"/>7.5 <text:s/>Fatal Error -- Error Reading Source File ........... 19</text:p>
      <text:p text:style-name="Preformatted_20_Text"><text:s text:c="13"/>7.6 <text:s/>Fatal Error -- Disk or Directory Full .............. 19</text:p>
      <text:p text:style-name="Preformatted_20_Text"><text:s text:c="13"/>7.7 <text:s/>Fatal Error -- File Stack Overflow ................. 19</text:p>
      <text:p text:style-name="Preformatted_20_Text"><text:s text:c="13"/>7.8 <text:s/>Fatal Error -- If Stack Overflow ................... 19</text:p>
      <text:p text:style-name="Preformatted_20_Text"><text:s text:c="13"/>7.9 <text:s/>Fatal Error -- Too Many Symbols .................... 19</text:p>
      <text:p text:style-name="Preformatted_20_Text"/>
      <text:p text:style-name="P2"><text:s text:c="8"/>1.0 <text:s/>How to Use the Cross-Assembler Package</text:p>
      <text:p text:style-name="Preformatted_20_Text"/>
      <text:p text:style-name="Preformatted_20_Text"><text:s text:c="13"/>First, the question, "What does a cross-assembler do?" needs </text:p>
      <text:p text:style-name="Preformatted_20_Text"><text:s text:c="8"/>to be addressed as there is considerable confusion on this point. <text:s/></text:p>
      <text:p text:style-name="Preformatted_20_Text"><text:s text:c="8"/>A cross-assembler is just like any other assembler except that it </text:p>
      <text:p text:style-name="Preformatted_20_Text"><text:s text:c="8"/>runs on some CPU other than the one for which it assembles code. <text:s/></text:p>
      <text:p text:style-name="Preformatted_20_Text"><text:s text:c="8"/>For example, this package assembles 6801 source code into 6801 </text:p>
      <text:p text:style-name="Preformatted_20_Text"><text:s text:c="8"/>object code, but it runs on an 8080, a Z-80, an 8088, or whatever </text:p>
      <text:p text:style-name="Preformatted_20_Text"><text:s text:c="8"/>other CPU you happen to have a C compiler for. <text:s/>The reason that </text:p>
      <text:p text:style-name="Preformatted_20_Text"><text:s text:c="8"/>cross-assemblers are useful is that you probably already have a </text:p>
      <text:p text:style-name="Preformatted_20_Text"><text:s text:c="8"/>CPU with memory, disk drives, a text editor, an operating system, </text:p>
      <text:p text:style-name="Preformatted_20_Text"><text:s text:c="8"/>and all sorts of hard-to-build or expensive facilities on hand. <text:s/></text:p>
      <text:p text:style-name="Preformatted_20_Text"><text:s text:c="8"/>A cross-assembler allows you to use these facilites to develop </text:p>
      <text:p text:style-name="Preformatted_20_Text"><text:s text:c="8"/>code for a 6801.</text:p>
      <text:p text:style-name="Preformatted_20_Text"/>
      <text:p text:style-name="Preformatted_20_Text"><text:s text:c="8"/>This program requires one input file (your 6801 source code) and </text:p>
      <text:p text:style-name="Preformatted_20_Text"><text:s text:c="8"/>zero to two output files (the listing and the object). <text:s/>The input </text:p>
      <text:p text:style-name="Preformatted_20_Text"><text:s text:c="8"/>file MUST be specified, or the assembler will bomb on a fatal </text:p>
      <text:p text:style-name="Preformatted_20_Text"><text:s text:c="8"/>error. <text:s/>The listing and object files are optional. <text:s/>If no listing </text:p>
      <text:p text:style-name="Preformatted_20_Text"><text:s text:c="8"/>file is specified, no listing is generated, and if no object file </text:p>
      <text:p text:style-name="Preformatted_20_Text"><text:s text:c="8"/>is specified, no object is generated. <text:s/>If the object file is </text:p>
      <text:p text:style-name="Preformatted_20_Text"><text:s text:c="8"/>specified, the object is written to this file in "Intel </text:p>
      <text:p text:style-name="Preformatted_20_Text"><text:s text:c="8"/>hexadecimal" format.</text:p>
      <text:p text:style-name="Preformatted_20_Text"/>
      <text:p text:style-name="Preformatted_20_Text"><text:s text:c="13"/>The command line for the cross-assembler looks like this:</text:p>
      <text:p text:style-name="Preformatted_20_Text"/>
      <text:p text:style-name="Preformatted_20_Text"><text:s text:c="18"/>A68 source_file { -l list_file } { -o/-s object_file }</text:p>
      <text:p text:style-name="Preformatted_20_Text"/>
      <text:p text:style-name="Preformatted_20_Text"><text:s text:c="8"/>where the { } indicates that the specified item is optional. Either</text:p>
      <text:p text:style-name="Preformatted_20_Text"><text:s text:c="8"/>-o or -s is permitted but not both. -o produces an Intel hex record</text:p>
      <text:p text:style-name="Preformatted_20_Text"><text:s text:c="8"/>file; -s produces a Motorola hex record file. </text:p>
      <text:p text:style-name="Preformatted_20_Text"/>
      <text:p text:style-name="Preformatted_20_Text"><text:s text:c="13"/>Some examples are in order: file names and extensions are up</text:p>
      <text:p text:style-name="Preformatted_20_Text"><text:s text:c="8"/>to the user, these are suggested extensions. </text:p>
      <text:p text:style-name="Preformatted_20_Text"/>
      <text:p text:style-name="Preformatted_20_Text"><text:s text:c="13"/>a68 test68.asm <text:s text:c="25"/>source: <text:s text:c="2"/>test68.asm</text:p>
      <text:p text:style-name="Preformatted_20_Text"><text:s text:c="53"/>listing: <text:s/>none</text:p>
      <text:p text:style-name="Preformatted_20_Text"><text:s text:c="53"/>object: <text:s text:c="2"/>none</text:p>
      <text:p text:style-name="Preformatted_20_Text"/>
      <text:p text:style-name="Preformatted_20_Text"><text:s text:c="13"/>a68 test68.asm -l test68.prn <text:s text:c="11"/>source: <text:s text:c="2"/>test68.asm</text:p>
      <text:p text:style-name="Preformatted_20_Text"><text:s text:c="53"/>listing: <text:s/>test68.prn</text:p>
      <text:p text:style-name="Preformatted_20_Text"><text:s text:c="53"/>object: <text:s text:c="2"/>none</text:p>
      <text:p text:style-name="Preformatted_20_Text"/>
      <text:p text:style-name="Preformatted_20_Text"><text:s text:c="13"/>a68 test68.asm -o test68.hex <text:s text:c="11"/>source: <text:s text:c="2"/>test68.asm</text:p>
      <text:p text:style-name="Preformatted_20_Text"><text:s text:c="53"/>listing: <text:s/>none</text:p>
      <text:p text:style-name="Preformatted_20_Text"><text:s text:c="53"/>object: <text:s text:c="2"/>test68.hex</text:p>
      <text:p text:style-name="Preformatted_20_Text"/>
      <text:p text:style-name="Preformatted_20_Text"><text:s text:c="13"/>a68 test68.asm -l test68.prn -s test68.s</text:p>
      <text:p text:style-name="Preformatted_20_Text"><text:s text:c="53"/>source: <text:s text:c="2"/>test68.asm</text:p>
      <text:p text:style-name="Preformatted_20_Text"><text:s text:c="53"/>listing: <text:s/>test68.prn</text:p>
      <text:p text:style-name="Preformatted_20_Text"><text:s text:c="53"/>object: <text:s text:c="2"/>test68.s</text:p>
      <text:p text:style-name="Preformatted_20_Text"/>
      <text:p text:style-name="Preformatted_20_Text"><text:s text:c="13"/>The order in which the source, listing, and object files are </text:p>
      <text:p text:style-name="Preformatted_20_Text"><text:s text:c="8"/>specified does not matter. <text:s/>Note that no default file name exten-</text:p>
      <text:p text:style-name="Preformatted_20_Text"><text:s text:c="8"/>sions are supplied by the assembler as this gives rise to porta-</text:p>
      <text:p text:style-name="Preformatted_20_Text"><text:s text:c="8"/>bility problems.</text:p>
      <text:p text:style-name="Preformatted_20_Text"/>
      <text:p text:style-name="Preformatted_20_Text"/>
      <text:p text:style-name="Preformatted_20_Text"/>
      <text:p text:style-name="Preformatted_20_Text"><text:soft-page-break/><text:s text:c="8"/>2.0 <text:s/>Format of Cross-Assembler Source Lines</text:p>
      <text:p text:style-name="Preformatted_20_Text"/>
      <text:p text:style-name="Preformatted_20_Text"><text:s text:c="13"/>The source file that the cross-assembler processes into a </text:p>
      <text:p text:style-name="Preformatted_20_Text"><text:s text:c="8"/>listing and an object is an ASCII text file that you can prepare </text:p>
      <text:p text:style-name="Preformatted_20_Text"><text:s text:c="8"/>with whatever editor you have at hand. <text:s/>The most-significant </text:p>
      <text:p text:style-name="Preformatted_20_Text"><text:s text:c="8"/>(parity) bit of each character is cleared as the character is </text:p>
      <text:p text:style-name="Preformatted_20_Text"><text:s text:c="8"/>read from disk by the cross-assembler, so editors that set this </text:p>
      <text:p text:style-name="Preformatted_20_Text"><text:s text:c="8"/>bit (such as WordStar's document mode) should not bother this </text:p>
      <text:p text:style-name="Preformatted_20_Text"><text:s text:c="8"/>program. <text:s/>All printing characters, the ASCII TAB character ($09), </text:p>
      <text:p text:style-name="Preformatted_20_Text"><text:s text:c="8"/>and newline character(s) are processed by the assembler. <text:s/>All </text:p>
      <text:p text:style-name="Preformatted_20_Text"><text:s text:c="8"/>other characters are passed through to the listing file, but are </text:p>
      <text:p text:style-name="Preformatted_20_Text"><text:s text:c="8"/>otherwise ignored.</text:p>
      <text:p text:style-name="Preformatted_20_Text"/>
      <text:p text:style-name="Preformatted_20_Text"><text:s text:c="13"/>The source file is divided into lines by newline char-</text:p>
      <text:p text:style-name="Preformatted_20_Text"><text:s text:c="8"/>acter(s). <text:s/>The internal buffers of the cross-assembler will </text:p>
      <text:p text:style-name="Preformatted_20_Text"><text:s text:c="8"/>accommodate lines of up to 255 characters which should be more </text:p>
      <text:p text:style-name="Preformatted_20_Text"><text:s text:c="8"/>than ample for almost any job. <text:s/>If you must use longer lines, </text:p>
      <text:p text:style-name="Preformatted_20_Text"><text:s text:c="8"/>change the constant MAXLINE in file A68.H and recompile the </text:p>
      <text:p text:style-name="Preformatted_20_Text"><text:s text:c="8"/>cross-assembler. <text:s/>Otherwise, you will overflow the buffers, and </text:p>
      <text:p text:style-name="Preformatted_20_Text"><text:s text:c="8"/>the program will mysteriously crash.</text:p>
      <text:p text:style-name="Preformatted_20_Text"/>
      <text:p text:style-name="Preformatted_20_Text"><text:s text:c="13"/>Each source line is made up of three fields: <text:s/>the label </text:p>
      <text:p text:style-name="Preformatted_20_Text"><text:s text:c="8"/>field, the opcode field, and the argument field. <text:s/>The label field </text:p>
      <text:p text:style-name="Preformatted_20_Text"><text:s text:c="8"/>is optional, but if it is present, it must begin in column 1. A</text:p>
      <text:p text:style-name="Preformatted_20_Text"><text:s text:c="8"/>colon at the end of the label is permitted and ignored. The <text:s/></text:p>
      <text:p text:style-name="Preformatted_20_Text"><text:s text:c="8"/>opcode field is optional, but if it is present, it must not </text:p>
      <text:p text:style-name="Preformatted_20_Text"><text:s text:c="8"/>begin in column 1. <text:s/>If both a label and an opcode are present, </text:p>
      <text:p text:style-name="Preformatted_20_Text"><text:s text:c="8"/>one or more spaces and/or TAB characters must separate the two. <text:s/></text:p>
      <text:p text:style-name="Preformatted_20_Text"><text:s text:c="8"/>If the opcode requires arguments, they are placed in the argument </text:p>
      <text:p text:style-name="Preformatted_20_Text"><text:s text:c="8"/>field which is separated from the opcode field by one or more </text:p>
      <text:p text:style-name="Preformatted_20_Text"><text:s text:c="8"/>spaces and/or TAB characters. <text:s/></text:p>
      <text:p text:style-name="Preformatted_20_Text"/>
      <text:p text:style-name="Preformatted_20_Text"><text:s text:c="8"/>Finally, an optional comment can be added to the end of the line</text:p>
      <text:p text:style-name="Preformatted_20_Text"><text:s text:c="8"/>or replace the entire line. Comments MUST begin with a semicolon, except</text:p>
      <text:p text:style-name="Preformatted_20_Text"><text:s text:c="8"/>Motorola's column-1 "*" comment format IS supported, Comments can follow</text:p>
      <text:p text:style-name="Preformatted_20_Text"><text:s text:c="8"/>after the last opcode or operand(s) (with a semicolon). Comments are listed</text:p>
      <text:p text:style-name="Preformatted_20_Text"><text:s text:c="8"/>but not processed. <text:s/>Thus, the source line looks as below, where the</text:p>
      <text:p text:style-name="Preformatted_20_Text"><text:s text:c="8"/>{ } indicates that the specified item is optional; examples follow.</text:p>
      <text:p text:style-name="Preformatted_20_Text"/>
      <text:p text:style-name="Preformatted_20_Text"><text:s text:c="13"/>{label}{ opcode{ arguments}}{;commentary}</text:p>
      <text:p text:style-name="Preformatted_20_Text"/>
      <text:p text:style-name="Preformatted_20_Text"><text:s text:c="10"/>column 1</text:p>
      <text:p text:style-name="Preformatted_20_Text"><text:s text:c="13"/>|</text:p>
      <text:p text:style-name="Preformatted_20_Text"><text:s text:c="13"/>v</text:p>
      <text:p text:style-name="Preformatted_20_Text"><text:s text:c="13"/>GRONK <text:s text:c="2"/>LDAA <text:s/>X, OFFSET <text:s text:c="6"/>; This line has everything.</text:p>
      <text:p text:style-name="Preformatted_20_Text"><text:s text:c="21"/>STAA <text:s/>MAILBOX <text:s text:c="8"/>; This line has no label.</text:p>
      <text:p text:style-name="Preformatted_20_Text"><text:s text:c="13"/>BEEP <text:s text:c="25"/>; This line has no opcode.</text:p>
      <text:p text:style-name="Preformatted_20_Text"><text:s text:c="13"/>* This line has no label and no opcode.</text:p>
      <text:p text:style-name="Preformatted_20_Text"/>
      <text:p text:style-name="Preformatted_20_Text"><text:s text:c="13"/>; The previous line has nothing at all.</text:p>
      <text:p text:style-name="Preformatted_20_Text"><text:s text:c="21"/>END <text:s text:c="18"/>; This line has no argument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40"/>4</text:p>
      <text:p text:style-name="Preformatted_20_Text"/>
      <text:p text:style-name="P2"><text:s text:c="8"/>2.1 <text:s/>Labels</text:p>
      <text:p text:style-name="Preformatted_20_Text"/>
      <text:p text:style-name="Preformatted_20_Text"><text:s text:c="13"/>A label is any sequence of alphabetic or numeric characters </text:p>
      <text:p text:style-name="Preformatted_20_Text"><text:s text:c="8"/>starting with an alphabetic. <text:s/>The legal alphabetics are:</text:p>
      <text:p text:style-name="Preformatted_20_Text"/>
      <text:p text:style-name="Preformatted_20_Text"><text:s text:c="20"/>! &amp; , . : ? [ \ ] ^ _ <text:s/>` { | } <text:s/>~ <text:s/>A-Z <text:s/>a-z</text:p>
      <text:p text:style-name="Preformatted_20_Text"/>
      <text:p text:style-name="Preformatted_20_Text"><text:s text:c="8"/>The numeric characters are the digits 0-9. <text:s/>Note that "A" is not </text:p>
      <text:p text:style-name="Preformatted_20_Text"><text:s text:c="8"/>the same as "a" in a label. <text:s/>This can explain mysterious U </text:p>
      <text:p text:style-name="Preformatted_20_Text"><text:s text:c="8"/>(undefined label) errors occurring when a label appears to be </text:p>
      <text:p text:style-name="Preformatted_20_Text"><text:s text:c="8"/>defined. (HRJ note: upper and lower case matters. Also, with</text:p>
      <text:p text:style-name="Preformatted_20_Text"><text:s text:c="8"/>my revision, labels ending with a ":" have the colon ignored.)</text:p>
      <text:p text:style-name="Preformatted_20_Text"/>
      <text:p text:style-name="Preformatted_20_Text"><text:s text:c="13"/>A label is permitted on any line except a line where the </text:p>
      <text:p text:style-name="Preformatted_20_Text"><text:s text:c="8"/>opcode is IF, ELSE, or ENDIF. <text:s/>The label is assigned the value of </text:p>
      <text:p text:style-name="Preformatted_20_Text"><text:s text:c="8"/>the assembly program counter before any of the rest of the line </text:p>
      <text:p text:style-name="Preformatted_20_Text"><text:s text:c="8"/>is processed except when the opcode is EQU, ORG, or SET.</text:p>
      <text:p text:style-name="Preformatted_20_Text"/>
      <text:p text:style-name="Preformatted_20_Text"><text:s text:c="13"/>Labels can have the same name as opcodes, but they cannot</text:p>
      <text:p text:style-name="Preformatted_20_Text"><text:s text:c="8"/>have the same name as operators or registers. <text:s/>The reserved </text:p>
      <text:p text:style-name="Preformatted_20_Text"><text:s text:c="8"/>(operator and register) names are:</text:p>
      <text:p text:style-name="Preformatted_20_Text"/>
      <text:p text:style-name="Preformatted_20_Text"><text:s text:c="13"/>A <text:s text:c="8"/>B <text:s text:c="8"/>AND <text:s text:c="6"/>EQ <text:s text:c="7"/>GE <text:s text:c="7"/>GT</text:p>
      <text:p text:style-name="Preformatted_20_Text"><text:s text:c="13"/>HIGH <text:s text:c="5"/>LE <text:s text:c="7"/>LT <text:s text:c="7"/>LOW <text:s text:c="6"/>MOD <text:s text:c="6"/>NE</text:p>
      <text:p text:style-name="Preformatted_20_Text"><text:s text:c="13"/>NOT <text:s text:c="6"/>OR <text:s text:c="7"/>SHL <text:s text:c="6"/>SHR <text:s text:c="6"/>X <text:s text:c="8"/>XOR</text:p>
      <text:p text:style-name="Preformatted_20_Text"/>
      <text:p text:style-name="Preformatted_20_Text"><text:s text:c="13"/>If a label is used in an expression before it is assigned a </text:p>
      <text:p text:style-name="Preformatted_20_Text"><text:s text:c="8"/>value, the label is said to be "forward-referenced." <text:s/>For </text:p>
      <text:p text:style-name="Preformatted_20_Text"><text:s text:c="8"/>example:</text:p>
      <text:p text:style-name="Preformatted_20_Text"/>
      <text:p text:style-name="Preformatted_20_Text"><text:s text:c="13"/>L1 <text:s text:c="2"/>EQU <text:s/>L2 + 1 <text:s text:c="2"/>; L2 is forward-referenced here.</text:p>
      <text:p text:style-name="Preformatted_20_Text"><text:s text:c="13"/>L2</text:p>
      <text:p text:style-name="Preformatted_20_Text"><text:s text:c="13"/>L3 <text:s text:c="2"/>EQU <text:s/>L2 + 1 <text:s text:c="2"/>; L2 is not forward-referenced here.</text:p>
      <text:p text:style-name="Preformatted_20_Text"/>
      <text:p text:style-name="Preformatted_20_Text"/>
      <text:p text:style-name="Preformatted_20_Text"><text:s text:c="8"/>2.2 <text:s/>Numeric Constants</text:p>
      <text:p text:style-name="Preformatted_20_Text"/>
      <text:p text:style-name="Preformatted_20_Text"><text:s text:c="13"/>Numeric constants can be formed in two ways: <text:s/>the Intel </text:p>
      <text:p text:style-name="Preformatted_20_Text"><text:s text:c="8"/>convention or the Motorola convention. <text:s/>The cross-assembler </text:p>
      <text:p text:style-name="Preformatted_20_Text"><text:s text:c="8"/>supports both.</text:p>
      <text:p text:style-name="Preformatted_20_Text"/>
      <text:p text:style-name="Preformatted_20_Text"><text:s text:c="13"/>An Intel-type numeric constant starts with a numeric </text:p>
      <text:p text:style-name="Preformatted_20_Text"><text:s text:c="8"/>character (0-9), continues with zero or more digits (0-9, A-F), </text:p>
      <text:p text:style-name="Preformatted_20_Text"><text:s text:c="8"/>and ends with an optional base designator. <text:s/>The base designators </text:p>
      <text:p text:style-name="Preformatted_20_Text"><text:s text:c="8"/>are H for hexadecimal, none or D for decimal, O or Q for octal, </text:p>
      <text:p text:style-name="Preformatted_20_Text"><text:s text:c="8"/>and B for binary. <text:s/>The hex digits a-f are converted to upper case </text:p>
      <text:p text:style-name="Preformatted_20_Text"><text:s text:c="8"/>by the assembler. <text:s/>Note that an Intel-type numeric constant </text:p>
      <text:p text:style-name="Preformatted_20_Text"><text:s text:c="8"/>cannot begin with A-F as it would be indistinguishable from a </text:p>
      <text:p text:style-name="Preformatted_20_Text"><text:s text:c="8"/>label. <text:s/>Thus, all of the following evaluate to 255 (decimal):</text:p>
      <text:p text:style-name="Preformatted_20_Text"/>
      <text:p text:style-name="Preformatted_20_Text"><text:s text:c="19"/>0ffH <text:s text:c="2"/>255 <text:s text:c="2"/>255D <text:s text:c="2"/>377O <text:s text:c="2"/>377Q <text:s text:c="2"/>11111111B</text:p>
      <text:p text:style-name="Preformatted_20_Text"/>
      <text:p text:style-name="Preformatted_20_Text"><text:s text:c="13"/>A Motorola-type numeric constant starts with a base </text:p>
      <text:p text:style-name="Preformatted_20_Text"><text:s text:c="8"/>designator and continues with a string of one or more digits. <text:s/></text:p>
      <text:p text:style-name="Preformatted_20_Text"><text:s text:c="8"/>The base designators are $ for hexadecimal, none for decimal, @ </text:p>
      <text:p text:style-name="Preformatted_20_Text"><text:s text:c="8"/>for octal, and % for binary. <text:s/>As with Intel-type numeric </text:p>
      <text:p text:style-name="Preformatted_20_Text"/>
      <text:p text:style-name="Preformatted_20_Text"/>
      <text:p text:style-name="Preformatted_20_Text"/>
      <text:p text:style-name="Preformatted_20_Text"><text:soft-page-break/><text:s text:c="8"/>constants, a-f are converted to upper case by the assembler. <text:s/></text:p>
      <text:p text:style-name="Preformatted_20_Text"><text:s text:c="8"/>Thus, all of the following evaluate to 255 (decimal):</text:p>
      <text:p text:style-name="Preformatted_20_Text"/>
      <text:p text:style-name="Preformatted_20_Text"><text:s text:c="26"/>$ff <text:s text:c="2"/>255 <text:s text:c="2"/>@377 <text:s text:c="2"/>%11111111</text:p>
      <text:p text:style-name="Preformatted_20_Text"/>
      <text:p text:style-name="Preformatted_20_Text"><text:s text:c="13"/>If a numeric constant has a value that is too large to fit </text:p>
      <text:p text:style-name="Preformatted_20_Text"><text:s text:c="8"/>into a 16-bit word, it will be truncated on the left to make it </text:p>
      <text:p text:style-name="Preformatted_20_Text"><text:s text:c="8"/>fit. <text:s/>Thus, for example, $123456 is truncated to $3456.</text:p>
      <text:p text:style-name="Preformatted_20_Text"/>
      <text:p text:style-name="Preformatted_20_Text"/>
      <text:p text:style-name="Preformatted_20_Text"><text:s text:c="8"/>2.3 <text:s/>String Constants</text:p>
      <text:p text:style-name="Preformatted_20_Text"/>
      <text:p text:style-name="Preformatted_20_Text"><text:s text:c="13"/>A string constant is zero or more characters enclosed in </text:p>
      <text:p text:style-name="Preformatted_20_Text"><text:s text:c="8"/>either single quotes (' ') or double quotes (" "). <text:s/>Single quotes </text:p>
      <text:p text:style-name="Preformatted_20_Text"><text:s text:c="8"/>only match single quotes, and double quotes only match double </text:p>
      <text:p text:style-name="Preformatted_20_Text"><text:s text:c="8"/>quotes, as per the examples. Motorola's single-quote for char values </text:p>
      <text:p text:style-name="Preformatted_20_Text"><text:s text:c="8"/>('? ) is NOT supported, or is backslash for strings (/hello/). </text:p>
      <text:p text:style-name="Preformatted_20_Text"><text:s text:c="8"/>In all contexts except the FCC and FDB statements, </text:p>
      <text:p text:style-name="Preformatted_20_Text"><text:s text:c="8"/>the first character or two of the string constant are all that </text:p>
      <text:p text:style-name="Preformatted_20_Text"><text:s text:c="8"/>are used. <text:s/>The rest is ignored. <text:s/>Noting that the ASCII codes for </text:p>
      <text:p text:style-name="Preformatted_20_Text"><text:s text:c="8"/>"A" and "B" are $41 and $42, respectively, will explain the </text:p>
      <text:p text:style-name="Preformatted_20_Text"><text:s text:c="8"/>following examples:</text:p>
      <text:p text:style-name="Preformatted_20_Text"/>
      <text:p text:style-name="Preformatted_20_Text"><text:s text:c="18"/>"" and '' <text:s text:c="10"/>evaluate to $0000</text:p>
      <text:p text:style-name="Preformatted_20_Text"><text:s text:c="18"/>"A" and 'A' <text:s text:c="8"/>evaluate to $0041</text:p>
      <text:p text:style-name="Preformatted_20_Text"><text:s text:c="18"/>"AB" <text:s text:c="15"/>evaluates to $4142</text:p>
      <text:p text:style-name="Preformatted_20_Text"/>
      <text:p text:style-name="Preformatted_20_Text"><text:s text:c="8"/>Note that the null string "" is legal and evaluates to $0000.</text:p>
      <text:p text:style-name="Preformatted_20_Text"/>
      <text:p text:style-name="Preformatted_20_Text"><text:s text:c="8"/>2.4 <text:s/>Expressions</text:p>
      <text:p text:style-name="Preformatted_20_Text"/>
      <text:p text:style-name="Preformatted_20_Text"><text:s text:c="13"/>An expression is made up of labels, numeric constants, and </text:p>
      <text:p text:style-name="Preformatted_20_Text"><text:s text:c="8"/>string constants glued together with arithmetic operators, </text:p>
      <text:p text:style-name="Preformatted_20_Text"><text:s text:c="8"/>logical operators, and parentheses in the usual way that </text:p>
      <text:p text:style-name="Preformatted_20_Text"><text:s text:c="8"/>algebraic expressions are made. <text:s/>Operators have the following </text:p>
      <text:p text:style-name="Preformatted_20_Text"><text:s text:c="8"/>fairly natural order of precedence:</text:p>
      <text:p text:style-name="Preformatted_20_Text"/>
      <text:p text:style-name="Preformatted_20_Text"><text:s text:c="13"/>Highest <text:s text:c="7"/>anything in parentheses</text:p>
      <text:p text:style-name="Preformatted_20_Text"><text:s text:c="28"/>unary +, unary -</text:p>
      <text:p text:style-name="Preformatted_20_Text"><text:s text:c="28"/>*, /, MOD, SHL, SHR</text:p>
      <text:p text:style-name="Preformatted_20_Text"><text:s text:c="28"/>binary +, binary -</text:p>
      <text:p text:style-name="Preformatted_20_Text"><text:s text:c="28"/>LT, LE, EQ, GE, GT, NE</text:p>
      <text:p text:style-name="Preformatted_20_Text"><text:s text:c="28"/>NOT</text:p>
      <text:p text:style-name="Preformatted_20_Text"><text:s text:c="28"/>AND</text:p>
      <text:p text:style-name="Preformatted_20_Text"><text:s text:c="28"/>OR, XOR</text:p>
      <text:p text:style-name="Preformatted_20_Text"><text:s text:c="13"/>Lowest <text:s text:c="8"/>HIGH, LOW</text:p>
      <text:p text:style-name="Preformatted_20_Text"/>
      <text:p text:style-name="Preformatted_20_Text"><text:s text:c="13"/>A few notes about the various operators are in order:</text:p>
      <text:p text:style-name="Preformatted_20_Text"/>
      <text:p text:style-name="Preformatted_20_Text"><text:s text:c="13"/>1) <text:s text:c="2"/>The remainder operator MOD yields the remainder from </text:p>
      <text:p text:style-name="Preformatted_20_Text"><text:s text:c="18"/>dividing its left operand by its right operand.</text:p>
      <text:p text:style-name="Preformatted_20_Text"/>
      <text:p text:style-name="Preformatted_20_Text"><text:s text:c="13"/>2) <text:s text:c="2"/>The shifting operators SHL and SHR shift their left </text:p>
      <text:p text:style-name="Preformatted_20_Text"><text:s text:c="18"/>operand to the left or right the number of bits </text:p>
      <text:p text:style-name="Preformatted_20_Text"><text:s text:c="18"/>specified by their right operand.</text:p>
      <text:p text:style-name="Preformatted_20_Text"/>
      <text:p text:style-name="Preformatted_20_Text"><text:s text:c="13"/>3) <text:s text:c="2"/>The relational operators LT, LE, EQ, GE, GT, and NE can </text:p>
      <text:p text:style-name="Preformatted_20_Text"><text:s text:c="18"/>also be written as &lt;, &lt;= or =&lt;, =, &gt;= or =&gt;, and &lt;&gt; or </text:p>
      <text:p text:style-name="Preformatted_20_Text"><text:s text:c="18"/>&gt;&lt;, respectively. <text:s/>They evaluate to $FFFF if the </text:p>
      <text:p text:style-name="Preformatted_20_Text"><text:soft-page-break/><text:s text:c="18"/>statement is true, 0 otherwise.</text:p>
      <text:p text:style-name="Preformatted_20_Text"/>
      <text:p text:style-name="Preformatted_20_Text"><text:s text:c="13"/>4) <text:s text:c="2"/>The logical opeators NOT, AND, OR, and XOR do bitwise </text:p>
      <text:p text:style-name="Preformatted_20_Text"><text:s text:c="18"/>operations on their operand(s).</text:p>
      <text:p text:style-name="Preformatted_20_Text"/>
      <text:p text:style-name="Preformatted_20_Text"><text:s text:c="13"/>5) <text:s text:c="2"/>HIGH and LOW extract the high or low byte, of an </text:p>
      <text:p text:style-name="Preformatted_20_Text"><text:s text:c="18"/>expression.</text:p>
      <text:p text:style-name="Preformatted_20_Text"/>
      <text:p text:style-name="Preformatted_20_Text"><text:s text:c="13"/>6) <text:s text:c="2"/>The special symbol * can be used in place of a label or </text:p>
      <text:p text:style-name="Preformatted_20_Text"><text:s text:c="18"/>constant to represent the value of the program counter </text:p>
      <text:p text:style-name="Preformatted_20_Text"><text:s text:c="18"/>before any of the current line has been processed.</text:p>
      <text:p text:style-name="Preformatted_20_Text"/>
      <text:p text:style-name="Preformatted_20_Text"><text:s text:c="13"/>Some examples are in order at this point:</text:p>
      <text:p text:style-name="Preformatted_20_Text"/>
      <text:p text:style-name="Preformatted_20_Text"><text:s text:c="13"/>2 + 3 * 4 <text:s text:c="25"/>evaluates to 14</text:p>
      <text:p text:style-name="Preformatted_20_Text"><text:s text:c="13"/>(2 + 3) * 4 <text:s text:c="23"/>evaluates to 20</text:p>
      <text:p text:style-name="Preformatted_20_Text"><text:s text:c="13"/>NOT %11110000 XOR %00001010 <text:s text:c="7"/>evaluates to %00000101</text:p>
      <text:p text:style-name="Preformatted_20_Text"><text:s text:c="13"/>HIGH $1234 SHL 1 <text:s text:c="18"/>evaluates to $0024</text:p>
      <text:p text:style-name="Preformatted_20_Text"><text:s text:c="13"/>@001 EQ 0 <text:s text:c="25"/>evaluates to 0</text:p>
      <text:p text:style-name="Preformatted_20_Text"><text:s text:c="13"/>@001 = 2 SHR 1 <text:s text:c="20"/>evaluates to $FFFF</text:p>
      <text:p text:style-name="Preformatted_20_Text"/>
      <text:p text:style-name="Preformatted_20_Text"><text:s text:c="13"/>All arithmetic is unsigned with overflow from the 16-bit </text:p>
      <text:p text:style-name="Preformatted_20_Text"><text:s text:c="8"/>word ignored. <text:s/>Thus:</text:p>
      <text:p text:style-name="Preformatted_20_Text"/>
      <text:p text:style-name="Preformatted_20_Text"><text:s text:c="13"/>32768 * 2 <text:s text:c="25"/>evaluates to 0</text:p>
      <text:p text:style-name="Preformatted_20_Text"/>
      <text:p text:style-name="Preformatted_20_Text"/>
      <text:p text:style-name="Preformatted_20_Text"><text:s text:c="8"/>3.0 <text:s/>Machine Opcodes</text:p>
      <text:p text:style-name="Preformatted_20_Text"/>
      <text:p text:style-name="Preformatted_20_Text"><text:s text:c="13"/>The opcodes of the 6800 and 6801 processors are divided into </text:p>
      <text:p text:style-name="Preformatted_20_Text"><text:s text:c="8"/>groups below by the type of arguments required in the argument </text:p>
      <text:p text:style-name="Preformatted_20_Text"><text:s text:c="8"/>field of the source line. <text:s/>Opcodes that are peculiar to the 6801 </text:p>
      <text:p text:style-name="Preformatted_20_Text"><text:s text:c="8"/>are marked with an asterisk. <text:s/>A few notes on the source line </text:p>
      <text:p text:style-name="Preformatted_20_Text"><text:s text:c="8"/>syntax are in order at this point:</text:p>
      <text:p text:style-name="Preformatted_20_Text"/>
      <text:p text:style-name="Preformatted_20_Text"><text:s text:c="13"/>1) <text:s text:c="2"/>Arguments can be supplied in any order. <text:s/>Thus, for </text:p>
      <text:p text:style-name="Preformatted_20_Text"><text:s text:c="18"/>example, the following two source lines are equivalent:</text:p>
      <text:p text:style-name="Preformatted_20_Text"/>
      <text:p text:style-name="Preformatted_20_Text"><text:s text:c="23"/>LABEL <text:s text:c="4"/>ADD A <text:s text:c="4"/>X, 0 <text:s text:c="5"/>;Mumble.</text:p>
      <text:p text:style-name="Preformatted_20_Text"><text:s text:c="23"/>LABEL <text:s text:c="4"/>ADD A <text:s text:c="4"/>0, X <text:s text:c="5"/>;Mumble.</text:p>
      <text:p text:style-name="Preformatted_20_Text"/>
      <text:p text:style-name="Preformatted_20_Text"><text:s text:c="13"/>2) <text:s text:c="2"/>Multiple arguments may be separated from one another by </text:p>
      <text:p text:style-name="Preformatted_20_Text"><text:s text:c="18"/>spaces, tabs, or commas except that an expression must </text:p>
      <text:p text:style-name="Preformatted_20_Text"><text:s text:c="18"/>be separated from a following argument by a comma.</text:p>
      <text:p text:style-name="Preformatted_20_Text"/>
      <text:p text:style-name="Preformatted_20_Text"><text:s text:c="13"/>3) <text:s text:c="2"/>In the indexed addressing mode, the expression giving </text:p>
      <text:p text:style-name="Preformatted_20_Text"><text:s text:c="18"/>the offset may be omitted. <text:s/>The default offset is 0.</text:p>
      <text:p text:style-name="Preformatted_20_Text"/>
      <text:p text:style-name="Preformatted_20_Text"><text:s text:c="13"/>4) <text:s text:c="2"/>The register designators A and B may be appended to the </text:p>
      <text:p text:style-name="Preformatted_20_Text"><text:s text:c="18"/>opcode itself. <text:s/>Thus, for example, the following two </text:p>
      <text:p text:style-name="Preformatted_20_Text"><text:s text:c="18"/>source lines are equivalent:</text:p>
      <text:p text:style-name="P1"/>
      <text:p text:style-name="Preformatted_20_Text"><text:s text:c="23"/>LABEL <text:s text:c="4"/>CLRA <text:s text:c="15"/>;Mumble.</text:p>
      <text:p text:style-name="Preformatted_20_Text"><text:s text:c="23"/>LABEL <text:s text:c="4"/>CLR <text:s text:c="6"/>A <text:s text:c="8"/>;Mumble.</text:p>
      <text:p text:style-name="Preformatted_20_Text"/>
      <text:p text:style-name="Preformatted_20_Text"/>
      <text:p text:style-name="Preformatted_20_Text"/>
      <text:p text:style-name="Preformatted_20_Text"/>
      <text:p text:style-name="P2"><text:s text:c="8"/>3.1 <text:s/>Opcodes -- No Arguments</text:p>
      <text:p text:style-name="Preformatted_20_Text"/>
      <text:p text:style-name="Preformatted_20_Text"><text:s text:c="13"/>The following opcodes allow no arguments at all in their </text:p>
      <text:p text:style-name="Preformatted_20_Text"><text:s text:c="8"/>argument fields:</text:p>
      <text:p text:style-name="Preformatted_20_Text"/>
      <text:p text:style-name="Preformatted_20_Text"><text:s text:c="13"/>ABA <text:s text:c="6"/>ABX * <text:s text:c="4"/>ASLD * <text:s text:c="3"/>CBA <text:s text:c="6"/>CLC <text:s text:c="6"/>CLI</text:p>
      <text:p text:style-name="Preformatted_20_Text"><text:s text:c="13"/>CLV <text:s text:c="6"/>DAA <text:s text:c="6"/>DES <text:s text:c="6"/>DEX <text:s text:c="6"/>INS <text:s text:c="6"/>INX</text:p>
      <text:p text:style-name="Preformatted_20_Text"><text:s text:c="13"/>LSLD * <text:s text:c="3"/>LSRD * <text:s text:c="3"/>MUL * <text:s text:c="4"/>NOP <text:s text:c="6"/>PSHX * <text:s text:c="3"/>PULX *</text:p>
      <text:p text:style-name="Preformatted_20_Text"><text:s text:c="13"/>RTI <text:s text:c="6"/>RTS <text:s text:c="6"/>SBA <text:s text:c="6"/>SEC <text:s text:c="6"/>SEI <text:s text:c="6"/>SEV</text:p>
      <text:p text:style-name="Preformatted_20_Text"><text:s text:c="13"/>SWI <text:s text:c="6"/>TAB <text:s text:c="6"/>TAP <text:s text:c="6"/>TBA <text:s text:c="6"/>TPA <text:s text:c="6"/>TSX</text:p>
      <text:p text:style-name="Preformatted_20_Text"><text:s text:c="13"/>TXS <text:s text:c="6"/>WAI</text:p>
      <text:p text:style-name="Preformatted_20_Text"/>
      <text:p text:style-name="Preformatted_20_Text"/>
      <text:p text:style-name="Preformatted_20_Text"><text:s text:c="8"/>3.2 <text:s/>Opcodes -- Register Argument or part-of-opcode:</text:p>
      <text:p text:style-name="Preformatted_20_Text"/>
      <text:p text:style-name="Preformatted_20_Text"><text:s text:c="13"/>The following opcodes EITHER accept one register argument</text:p>
      <text:p text:style-name="Preformatted_20_Text"><text:s text:c="9"/>A or B (early Motorola syntax); OR the letter A or B is </text:p>
      <text:p text:style-name="Preformatted_20_Text"><text:s text:c="9"/>part of the opcode (later assembler syntax):</text:p>
      <text:p text:style-name="Preformatted_20_Text"/>
      <text:p text:style-name="Preformatted_20_Text"><text:s text:c="12"/>ADDA <text:tab/><text:tab/><text:tab/>DECA and DECB<text:tab/><text:tab/>PSHA and PSHB<text:tab/><text:tab/></text:p>
      <text:p text:style-name="Preformatted_20_Text"><text:s text:c="12"/>ANDA and ANDB<text:tab/><text:tab/>INCA and INCB<text:tab/><text:tab/>PULA<text:tab/></text:p>
      <text:p text:style-name="Preformatted_20_Text"><text:s text:c="12"/>ASLA and ASLB<text:tab/><text:tab/>LDAA and LDAB<text:tab/><text:tab/>SBCA and SBCB</text:p>
      <text:p text:style-name="Preformatted_20_Text"><text:s text:c="12"/>CLRA and CLRB<text:tab/><text:tab/>LSRA<text:tab/><text:tab/><text:tab/><text:tab/>STAA and STAB</text:p>
      <text:p text:style-name="Preformatted_20_Text"><text:s text:c="12"/>CMPA and CMPB<text:tab/><text:tab/>ORAA and ORAB<text:tab/><text:tab/>SUBA and SUBB</text:p>
      <text:p text:style-name="Preformatted_20_Text"/>
      <text:p text:style-name="Preformatted_20_Text"><text:s text:c="8"/>3.3 <text:s/>Opcodes -- One Memory Argument</text:p>
      <text:p text:style-name="Preformatted_20_Text"/>
      <text:p text:style-name="Preformatted_20_Text"><text:s text:c="13"/>The opcodes in this group require one argument from the </text:p>
      <text:p text:style-name="Preformatted_20_Text"><text:s text:c="8"/>following list:</text:p>
      <text:p text:style-name="Preformatted_20_Text"/>
      <text:p text:style-name="Preformatted_20_Text"><text:s text:c="13"/>1) <text:s text:c="2"/>X, expression <text:s/>where expression is 0 thru 255</text:p>
      <text:p text:style-name="Preformatted_20_Text"/>
      <text:p text:style-name="Preformatted_20_Text"><text:s text:c="13"/>2) <text:s text:c="2"/>expression <text:s text:c="4"/>where expression is arbitrary</text:p>
      <text:p text:style-name="Preformatted_20_Text"/>
      <text:p text:style-name="Preformatted_20_Text"><text:s text:c="8"/>The opcodes are:</text:p>
      <text:p text:style-name="Preformatted_20_Text"/>
      <text:p text:style-name="Preformatted_20_Text"><text:s text:c="13"/>JMP <text:s text:c="6"/>JSR <text:s text:c="6"/>STD * <text:s text:c="4"/>STS <text:s text:c="6"/>STX</text:p>
      <text:p text:style-name="Preformatted_20_Text"/>
      <text:p text:style-name="Preformatted_20_Text"/>
      <text:p text:style-name="Preformatted_20_Text"><text:s text:c="8"/>3.4 <text:s/>Opcodes -- One Register or Memory Argument</text:p>
      <text:p text:style-name="Preformatted_20_Text"/>
      <text:p text:style-name="Preformatted_20_Text"><text:s text:c="13"/>The opcodes in this group require one argument as per the </text:p>
      <text:p text:style-name="Preformatted_20_Text"><text:s text:c="8"/>previous group or one of the register specifiers A or B. <text:s/>The </text:p>
      <text:p text:style-name="Preformatted_20_Text"><text:s text:c="8"/>opcodes are:</text:p>
      <text:p text:style-name="Preformatted_20_Text"/>
      <text:p text:style-name="Preformatted_20_Text"><text:s text:c="13"/>ASL <text:s text:c="6"/>ASR <text:s text:c="6"/>CLR <text:s text:c="6"/>COM <text:s text:c="6"/>DEC <text:s text:c="6"/>INC</text:p>
      <text:p text:style-name="Preformatted_20_Text"><text:s text:c="13"/>LSL <text:s text:c="6"/>LSR <text:s text:c="6"/>NEG <text:s text:c="6"/>ROL <text:s text:c="6"/>ROR <text:s text:c="6"/>TST</text:p>
      <text:p text:style-name="Preformatted_20_Text"/>
      <text:p text:style-name="Preformatted_20_Text"/>
      <text:p text:style-name="Preformatted_20_Text"/>
      <text:p text:style-name="P2"><text:s text:c="8"/>3.5 <text:s/>Opcodes -- One Memory or Immediate Argument</text:p>
      <text:p text:style-name="Preformatted_20_Text"/>
      <text:p text:style-name="Preformatted_20_Text"><text:s text:c="13"/>The opcodes in this group require one argument from the </text:p>
      <text:p text:style-name="Preformatted_20_Text"><text:s text:c="8"/>following list:</text:p>
      <text:p text:style-name="Preformatted_20_Text"/>
      <text:p text:style-name="Preformatted_20_Text"/>
      <text:p text:style-name="Preformatted_20_Text"><text:s text:c="13"/>1) <text:s text:c="2"/>X, expression <text:s/>where expression is 0-255</text:p>
      <text:p text:style-name="Preformatted_20_Text"/>
      <text:p text:style-name="Preformatted_20_Text"><text:s text:c="13"/>2) <text:s text:c="2"/>#expression <text:s text:c="3"/>where expression is arbitrary</text:p>
      <text:p text:style-name="Preformatted_20_Text"/>
      <text:p text:style-name="Preformatted_20_Text"><text:s text:c="13"/>3) <text:s text:c="2"/>expression <text:s text:c="4"/>where expression is arbitrary</text:p>
      <text:p text:style-name="Preformatted_20_Text"/>
      <text:p text:style-name="Preformatted_20_Text"><text:s text:c="8"/>The opcodes are:</text:p>
      <text:p text:style-name="Preformatted_20_Text"/>
      <text:p text:style-name="Preformatted_20_Text"><text:s text:c="13"/>ADDD * <text:s text:c="3"/>CPX <text:s text:c="6"/>LDD * <text:s text:c="4"/>LDS <text:s text:c="6"/>LDX <text:s text:c="6"/>SUBD *</text:p>
      <text:p text:style-name="Preformatted_20_Text"/>
      <text:p text:style-name="Preformatted_20_Text"/>
      <text:p text:style-name="Preformatted_20_Text"><text:s text:c="8"/>3.6 <text:s/>Opcodes -- Two Arguments</text:p>
      <text:p text:style-name="Preformatted_20_Text"/>
      <text:p text:style-name="Preformatted_20_Text"><text:s text:c="13"/>The opcodes in this group require one of the register </text:p>
      <text:p text:style-name="Preformatted_20_Text"><text:s text:c="8"/>specifiers A or B in addition to an argument from the following </text:p>
      <text:p text:style-name="Preformatted_20_Text"><text:s text:c="8"/>list:</text:p>
      <text:p text:style-name="Preformatted_20_Text"/>
      <text:p text:style-name="Preformatted_20_Text"><text:s text:c="13"/>1) <text:s text:c="2"/>X, expression <text:s/>where expression is 0-255</text:p>
      <text:p text:style-name="Preformatted_20_Text"/>
      <text:p text:style-name="Preformatted_20_Text"><text:s text:c="13"/>2) <text:s text:c="2"/>#expression <text:s text:c="3"/>where expression is -128 thru 255 (not </text:p>
      <text:p text:style-name="Preformatted_20_Text"><text:s text:c="33"/>permitted with opcode STA)</text:p>
      <text:p text:style-name="Preformatted_20_Text"/>
      <text:p text:style-name="Preformatted_20_Text"><text:s text:c="13"/>3) <text:s text:c="2"/>expression <text:s text:c="4"/>where expression is arbitrary</text:p>
      <text:p text:style-name="Preformatted_20_Text"/>
      <text:p text:style-name="Preformatted_20_Text"><text:s text:c="8"/>The opcodes are:</text:p>
      <text:p text:style-name="Preformatted_20_Text"/>
      <text:p text:style-name="Preformatted_20_Text"><text:s text:c="13"/>ADC <text:s text:c="6"/>ADD <text:s text:c="6"/>AND <text:s text:c="6"/>BIT <text:s text:c="6"/>CMP <text:s text:c="6"/>EOR</text:p>
      <text:p text:style-name="Preformatted_20_Text"><text:s text:c="13"/>LDA <text:s text:c="6"/>ORA <text:s text:c="6"/>SBC <text:s text:c="6"/>STA <text:s text:c="6"/>SUB</text:p>
      <text:p text:style-name="Preformatted_20_Text"/>
      <text:p text:style-name="Preformatted_20_Text"/>
      <text:p text:style-name="Preformatted_20_Text"><text:s text:c="8"/>3.7 <text:s/>Opcodes -- Relative Branches</text:p>
      <text:p text:style-name="Preformatted_20_Text"/>
      <text:p text:style-name="Preformatted_20_Text"><text:s text:c="13"/>The opcodes in this group require one argument that is an </text:p>
      <text:p text:style-name="Preformatted_20_Text"><text:s text:c="8"/>expression whose value is in the range *-126 thru *+129. <text:s/>The </text:p>
      <text:p text:style-name="Preformatted_20_Text"><text:s text:c="8"/>opcodes are:</text:p>
      <text:p text:style-name="Preformatted_20_Text"/>
      <text:p text:style-name="Preformatted_20_Text"><text:s text:c="13"/>BCC <text:s text:c="6"/>BCS <text:s text:c="6"/>BEQ <text:s text:c="6"/>BGE <text:s text:c="6"/>BGT <text:s text:c="6"/>BHI</text:p>
      <text:p text:style-name="Preformatted_20_Text"><text:s text:c="13"/>BHS <text:s text:c="6"/>BLE <text:s text:c="6"/>BLO <text:s text:c="6"/>BLS <text:s text:c="6"/>BLT <text:s text:c="6"/>BMI</text:p>
      <text:p text:style-name="Preformatted_20_Text"><text:s text:c="13"/>BNE <text:s text:c="6"/>BPL <text:s text:c="6"/>BRA <text:s text:c="6"/>BRN * <text:s text:c="4"/>BSR <text:s text:c="6"/>BVC</text:p>
      <text:p text:style-name="Preformatted_20_Text"><text:s text:c="13"/>BVS</text:p>
      <text:p text:style-name="Preformatted_20_Text"/>
      <text:p text:style-name="Preformatted_20_Text"/>
      <text:p text:style-name="Preformatted_20_Text"/>
      <text:p text:style-name="P2"><text:s text:c="8"/>3.8 <text:s/>Opcodes -- Direct Addressing</text:p>
      <text:p text:style-name="Preformatted_20_Text"/>
      <text:p text:style-name="Preformatted_20_Text"><text:s text:c="13"/>Many opcodes of the 6800 and 6801 CPUs allow both one-byte </text:p>
      <text:p text:style-name="Preformatted_20_Text"><text:s text:c="8"/>direct (or zero-page) addressing and two-byte extended </text:p>
      <text:p text:style-name="Preformatted_20_Text"><text:s text:c="8"/>addressing. <text:s/>There is no way to explicitly call for one form of </text:p>
      <text:p text:style-name="Preformatted_20_Text"><text:s text:c="8"/>addressing over the other. <text:s/>The assembler will choose direct </text:p>
      <text:p text:style-name="Preformatted_20_Text"><text:s text:c="8"/>addressing if ALL of the following conditions are met:</text:p>
      <text:p text:style-name="Preformatted_20_Text"/>
      <text:p text:style-name="Preformatted_20_Text"><text:s text:c="13"/>1) <text:s text:c="2"/>The required expression contains no forward references.</text:p>
      <text:p text:style-name="Preformatted_20_Text"/>
      <text:p text:style-name="Preformatted_20_Text"><text:s text:c="13"/>2) <text:s text:c="2"/>The expression evaluates to 0-255.</text:p>
      <text:p text:style-name="Preformatted_20_Text"/>
      <text:p text:style-name="Preformatted_20_Text"/>
      <text:p text:style-name="Preformatted_20_Text"/>
      <text:p text:style-name="Preformatted_20_Text"><text:s text:c="13"/>3) <text:s text:c="2"/>The opcode allows direct addressing.</text:p>
      <text:p text:style-name="Preformatted_20_Text"/>
      <text:p text:style-name="Preformatted_20_Text"><text:s text:c="8"/>Otherwise, the assembler will choose extended addressing. <text:s/>Note </text:p>
      <text:p text:style-name="Preformatted_20_Text"><text:s text:c="8"/>that this makes it desireable to declare your zero-page RAM </text:p>
      <text:p text:style-name="Preformatted_20_Text"><text:s text:c="8"/>locations at the top of the program so that these locations will </text:p>
      <text:p text:style-name="Preformatted_20_Text"><text:s text:c="8"/>not generate forward references and foil the assembler's attempts </text:p>
      <text:p text:style-name="Preformatted_20_Text"><text:s text:c="8"/>to use direct addressing and shrink the object program.</text:p>
      <text:p text:style-name="Preformatted_20_Text"/>
      <text:p text:style-name="Preformatted_20_Text"/>
      <text:p text:style-name="Preformatted_20_Text"><text:s text:c="8"/>4.0 <text:s/>Pseudo Opcodes</text:p>
      <text:p text:style-name="Preformatted_20_Text"/>
      <text:p text:style-name="Preformatted_20_Text"><text:s text:c="13"/>Unlike 6800/6801 opcodes, pseudo opcodes (pseudo ops) do not </text:p>
      <text:p text:style-name="Preformatted_20_Text"><text:s text:c="8"/>represent machine instructions. <text:s/>They are, rather, directives to </text:p>
      <text:p text:style-name="Preformatted_20_Text"><text:s text:c="8"/>the assembler. <text:s/>These directives require various numbers and </text:p>
      <text:p text:style-name="Preformatted_20_Text"><text:s text:c="8"/>types of arguments. <text:s/>They will be listed individually below.</text:p>
      <text:p text:style-name="Preformatted_20_Text"/>
      <text:p text:style-name="Preformatted_20_Text"/>
      <text:p text:style-name="Preformatted_20_Text"><text:s text:c="8"/>4.1 <text:s/>Pseudo-ops -- CPU</text:p>
      <text:p text:style-name="Preformatted_20_Text"/>
      <text:p text:style-name="Preformatted_20_Text"><text:s text:c="13"/>By default, the assembler does not recognize the additional </text:p>
      <text:p text:style-name="Preformatted_20_Text"><text:s text:c="8"/>opcodes of the 6801 CPU. <text:s/>This prevents the assembler from </text:p>
      <text:p text:style-name="Preformatted_20_Text"><text:s text:c="8"/>generating invalid 6800 object code. <text:s/>The additional 6801 opcodes </text:p>
      <text:p text:style-name="Preformatted_20_Text"><text:s text:c="8"/>are turned on and off by this pseudo-op which requires one </text:p>
      <text:p text:style-name="Preformatted_20_Text"><text:s text:c="8"/>argument whose value is either 6800 or 6801 (decimal). <text:s/>Thus:</text:p>
      <text:p text:style-name="Preformatted_20_Text"/>
      <text:p text:style-name="Preformatted_20_Text"><text:s text:c="23"/>CPU <text:s text:c="6"/>6800 <text:s text:c="5"/>;turns additional opcodes off</text:p>
      <text:p text:style-name="Preformatted_20_Text"><text:s text:c="23"/>CPU <text:s text:c="6"/>6801 <text:s text:c="5"/>;turns additional opcodes on</text:p>
      <text:p text:style-name="Preformatted_20_Text"/>
      <text:p text:style-name="Preformatted_20_Text"/>
      <text:p text:style-name="Preformatted_20_Text"/>
      <text:p text:style-name="P2"><text:s text:c="8"/>4.2 <text:s/>Pseudo-ops -- END</text:p>
      <text:p text:style-name="Preformatted_20_Text"/>
      <text:p text:style-name="Preformatted_20_Text"><text:s text:c="13"/>The END pseudo-op tells the assembler that the source </text:p>
      <text:p text:style-name="Preformatted_20_Text"><text:s text:c="8"/>program is over. <text:s/>Any further lines of the source file are </text:p>
      <text:p text:style-name="Preformatted_20_Text"><text:s text:c="8"/>ignored and not passed on to the listing. <text:s/>If an argument is </text:p>
      <text:p text:style-name="Preformatted_20_Text"><text:s text:c="8"/>added to the END statement, the value of the argument will be </text:p>
      <text:p text:style-name="Preformatted_20_Text"><text:s text:c="8"/>placed in the execution address line in the <text:s text:c="2"/>hex object </text:p>
      <text:p text:style-name="Preformatted_20_Text"><text:s text:c="8"/>file. <text:s/>The execution address defaults to the program counter </text:p>
      <text:p text:style-name="Preformatted_20_Text"><text:s text:c="8"/>value at the point where the END was encountered. <text:s/>Thus, to </text:p>
      <text:p text:style-name="Preformatted_20_Text"><text:s text:c="8"/>specify that the program starts at label START, the END statement </text:p>
      <text:p text:style-name="Preformatted_20_Text"><text:s text:c="8"/>would be:</text:p>
      <text:p text:style-name="Preformatted_20_Text"/>
      <text:p text:style-name="Preformatted_20_Text"><text:s text:c="23"/>END <text:s text:c="6"/>START</text:p>
      <text:p text:style-name="Preformatted_20_Text"/>
      <text:p text:style-name="Preformatted_20_Text"><text:s text:c="13"/>If end-of-file is encountered on the source file before an </text:p>
      <text:p text:style-name="Preformatted_20_Text"><text:s text:c="8"/>END statement is reached, the assembler will add an END statement </text:p>
      <text:p text:style-name="Preformatted_20_Text"><text:s text:c="8"/>to the listing and flag it with a * (missing statement) error; if</text:p>
      <text:p text:style-name="Preformatted_20_Text"><text:s text:c="8"/>a hex file is requested, a start-address record will be generated. </text:p>
      <text:p text:style-name="Preformatted_20_Text"/>
      <text:p text:style-name="Preformatted_20_Text"/>
      <text:p text:style-name="Preformatted_20_Text"><text:s text:c="8"/>4.3 <text:s/>Pseudo-ops -- EQU</text:p>
      <text:p text:style-name="Preformatted_20_Text"/>
      <text:p text:style-name="Preformatted_20_Text"><text:s text:c="13"/>The EQU pseudo-op is used to assign a specific value to a </text:p>
      <text:p text:style-name="Preformatted_20_Text"><text:s text:c="8"/>label, thus the label on this line is REQUIRED. <text:s/>Once the value </text:p>
      <text:p text:style-name="Preformatted_20_Text"><text:s text:c="8"/>is assigned, it cannot be reassigned by writing the label in </text:p>
      <text:p text:style-name="Preformatted_20_Text"><text:s text:c="8"/>column 1, by another EQU statement, or by a SET statement. <text:s/>Thus, </text:p>
      <text:p text:style-name="Preformatted_20_Text"><text:s text:c="8"/>for example, the following statement assigns the value 2 to the </text:p>
      <text:p text:style-name="Preformatted_20_Text"><text:s text:c="8"/>label TWO:</text:p>
      <text:p text:style-name="Preformatted_20_Text"/>
      <text:p text:style-name="Preformatted_20_Text"><text:s text:c="13"/>TWO <text:s text:c="6"/>EQU <text:s text:c="6"/>1 + 1</text:p>
      <text:p text:style-name="Preformatted_20_Text"/>
      <text:p text:style-name="Preformatted_20_Text"><text:s text:c="13"/>The expression in the argument field must contain no forward </text:p>
      <text:p text:style-name="Preformatted_20_Text"><text:s text:c="8"/>references.</text:p>
      <text:p text:style-name="Preformatted_20_Text"/>
      <text:p text:style-name="Preformatted_20_Text"/>
      <text:p text:style-name="Preformatted_20_Text"><text:s text:c="8"/>4.4 <text:s/>Pseudo-ops -- FCB</text:p>
      <text:p text:style-name="Preformatted_20_Text"/>
      <text:p text:style-name="Preformatted_20_Text"><text:s text:c="13"/>The FCB (Form Constant Bytes) pseudo-op allows arbitrary </text:p>
      <text:p text:style-name="Preformatted_20_Text"><text:s text:c="8"/>bytes to be spliced into the object code. <text:s/>Its argument is a </text:p>
      <text:p text:style-name="Preformatted_20_Text"><text:s text:c="8"/>chain of zero or more expressions that evaluate to -128 thru 255 </text:p>
      <text:p text:style-name="Preformatted_20_Text"><text:s text:c="8"/>separated by commas. <text:s/>If a comma occurs with no preceding </text:p>
      <text:p text:style-name="Preformatted_20_Text"><text:s text:c="8"/>expression, a $00 byte is spliced into the object code. If the</text:p>
      <text:p text:style-name="Preformatted_20_Text"><text:s text:c="8"/>expression is a string, each char is treated as a byte value. The </text:p>
      <text:p text:style-name="Preformatted_20_Text"><text:s text:c="8"/>sequence of bytes $FE $FF, $00, $01, $02 could be spliced into </text:p>
      <text:p text:style-name="Preformatted_20_Text"><text:s text:c="8"/>the code with the following statement:</text:p>
      <text:p text:style-name="Preformatted_20_Text"/>
      <text:p text:style-name="Preformatted_20_Text"><text:s text:c="23"/>FCB <text:s text:c="6"/>-2, -1, , 1, 2</text:p>
      <text:p text:style-name="Preformatted_20_Text"/>
      <text:p text:style-name="Preformatted_20_Text"/>
      <text:p text:style-name="Preformatted_20_Text"/>
      <text:p text:style-name="P2"><text:s text:c="8"/>4.5 <text:s/>Pseudo-ops -- FCC</text:p>
      <text:p text:style-name="Preformatted_20_Text"/>
      <text:p text:style-name="Preformatted_20_Text"><text:s text:c="13"/>The FCC (Form Constant Characters) pseudo-op allows </text:p>
      <text:p text:style-name="Preformatted_20_Text"><text:s text:c="8"/>character strings to be spliced into the object code. <text:s/>Its </text:p>
      <text:p text:style-name="Preformatted_20_Text"><text:s text:c="8"/>argument is a chain of zero or more string constants separated by </text:p>
      <text:p text:style-name="Preformatted_20_Text"><text:s text:c="8"/>blanks, tabs, or commas. <text:s/>If a comma occurs with no preceding </text:p>
      <text:p text:style-name="Preformatted_20_Text"><text:s text:c="8"/>string constant, an S (syntax) error results. <text:s/>The string </text:p>
      <text:p text:style-name="Preformatted_20_Text"><text:s text:c="8"/>contants are not truncated to two bytes, but are instead copied </text:p>
      <text:p text:style-name="Preformatted_20_Text"><text:s text:c="8"/>verbatim into the object code. <text:s/>Null strings result in no bytes </text:p>
      <text:p text:style-name="Preformatted_20_Text"><text:s text:c="8"/>of code. <text:s/>The message "Kaboom!!" could be spliced into the code </text:p>
      <text:p text:style-name="Preformatted_20_Text"><text:s text:c="8"/>with the following statement:</text:p>
      <text:p text:style-name="Preformatted_20_Text"/>
      <text:p text:style-name="Preformatted_20_Text"><text:s text:c="23"/>FCC <text:s text:c="6"/>"Kaboom!!" <text:s text:c="4"/>;This is 8 bytes of code.</text:p>
      <text:p text:style-name="Preformatted_20_Text"/>
      <text:p text:style-name="Preformatted_20_Text"/>
      <text:p text:style-name="Preformatted_20_Text"><text:s text:c="8"/>4.6 <text:s/>Pseudo-ops -- FDB</text:p>
      <text:p text:style-name="Preformatted_20_Text"/>
      <text:p text:style-name="Preformatted_20_Text"><text:s text:c="13"/>The FDB (Form Double Bytes) pseudo-op allows 16-bit words to </text:p>
      <text:p text:style-name="Preformatted_20_Text"><text:s text:c="8"/>be spliced into the object code. <text:s/>Its argument is a chain of zero </text:p>
      <text:p text:style-name="Preformatted_20_Text"><text:s text:c="8"/>or more expressions separated by commas. <text:s/>If a comma occurs with </text:p>
      <text:p text:style-name="Preformatted_20_Text"><text:s text:c="8"/>no preceding expression, a word of $0000 is spliced into the </text:p>
      <text:p text:style-name="Preformatted_20_Text"><text:s text:c="8"/>code. <text:s/>The word is placed into memory high byte in low address, </text:p>
      <text:p text:style-name="Preformatted_20_Text"><text:s text:c="8"/>low byte in high address as per standard Motorola order. <text:s/>The </text:p>
      <text:p text:style-name="Preformatted_20_Text"><text:s text:c="8"/>sequence of bytes $FE $FF $00 $00 $01 $02 could be spliced into </text:p>
      <text:p text:style-name="Preformatted_20_Text"><text:s text:c="8"/>the code with the following statement:</text:p>
      <text:p text:style-name="Preformatted_20_Text"/>
      <text:p text:style-name="Preformatted_20_Text"><text:s text:c="23"/>FDB <text:s text:c="6"/>$FEFF, , $0102</text:p>
      <text:p text:style-name="Preformatted_20_Text"/>
      <text:p text:style-name="Preformatted_20_Text"/>
      <text:p text:style-name="Preformatted_20_Text"/>
      <text:p text:style-name="P2"><text:s text:c="8"/>4.7 <text:s/>Pseudo-ops -- IF, ELSE, ENDI</text:p>
      <text:p text:style-name="Preformatted_20_Text"/>
      <text:p text:style-name="Preformatted_20_Text"><text:s text:c="13"/>These three pseudo-ops allow the assembler to choose whether </text:p>
      <text:p text:style-name="Preformatted_20_Text"><text:s text:c="8"/>or not to assemble certain blocks of code based on the result of </text:p>
      <text:p text:style-name="Preformatted_20_Text"><text:s text:c="8"/>an expression. <text:s/>Code that is not assembled is passed through to </text:p>
      <text:p text:style-name="Preformatted_20_Text"/>
      <text:p text:style-name="Preformatted_20_Text"/>
      <text:p text:style-name="Preformatted_20_Text"/>
      <text:p text:style-name="Preformatted_20_Text"><text:s text:c="8"/>the listing but otherwise ignored by the assembler. <text:s/>The IF </text:p>
      <text:p text:style-name="Preformatted_20_Text"><text:s text:c="8"/>pseudo-op signals the beginning of a conditionally assembled </text:p>
      <text:p text:style-name="Preformatted_20_Text"><text:s text:c="8"/>block. <text:s/>It requires one argument that may contain no forward </text:p>
      <text:p text:style-name="Preformatted_20_Text"><text:s text:c="8"/>references. <text:s/>If the value of the argument is non-zero, the block </text:p>
      <text:p text:style-name="Preformatted_20_Text"><text:s text:c="8"/>is assembled. <text:s/>Otherwise, the block is ignored. <text:s/>The ENDI pseudo-</text:p>
      <text:p text:style-name="Preformatted_20_Text"><text:s text:c="8"/>op signals the end of the conditionally assembled block. <text:s/>For </text:p>
      <text:p text:style-name="Preformatted_20_Text"><text:s text:c="8"/>example:</text:p>
      <text:p text:style-name="Preformatted_20_Text"/>
      <text:p text:style-name="Preformatted_20_Text"><text:s text:c="23"/>IF <text:s text:c="2"/>EXPRESSION <text:s text:c="4"/>;This whole thing generates</text:p>
      <text:p text:style-name="Preformatted_20_Text"><text:s text:c="23"/>FCB <text:s/>$01, $02, $03 <text:s/>; <text:s/>no code whatsoever if</text:p>
      <text:p text:style-name="Preformatted_20_Text"><text:s text:c="23"/>ENDI <text:s text:c="15"/>; <text:s/>EXPRESSION is zero.</text:p>
      <text:p text:style-name="Preformatted_20_Text"/>
      <text:p text:style-name="Preformatted_20_Text"><text:s text:c="8"/>The ELSE pseudo-op allows the assembly of either one of two </text:p>
      <text:p text:style-name="Preformatted_20_Text"><text:s text:c="8"/>blocks, but not both. <text:s/>The following two sequences are </text:p>
      <text:p text:style-name="Preformatted_20_Text"><text:s text:c="8"/>equivalent:</text:p>
      <text:p text:style-name="Preformatted_20_Text"/>
      <text:p text:style-name="Preformatted_20_Text"><text:s text:c="23"/>IF <text:s text:c="2"/>EXPRESSION</text:p>
      <text:p text:style-name="Preformatted_20_Text"><text:s text:c="23"/>... some stuff ...</text:p>
      <text:p text:style-name="Preformatted_20_Text"><text:s text:c="23"/>ELSE</text:p>
      <text:p text:style-name="Preformatted_20_Text"><text:s text:c="23"/>... some more stuff ...</text:p>
      <text:p text:style-name="Preformatted_20_Text"><text:s text:c="23"/>ENDI</text:p>
      <text:p text:style-name="Preformatted_20_Text"/>
      <text:p text:style-name="Preformatted_20_Text"><text:s text:c="13"/>TEMP_LAB <text:s/>SET <text:s/>EXPRESSION</text:p>
      <text:p text:style-name="Preformatted_20_Text"><text:s text:c="23"/>IF <text:s text:c="2"/>TEMP_LAB NE 0</text:p>
      <text:p text:style-name="Preformatted_20_Text"><text:s text:c="23"/>... some stuff ...</text:p>
      <text:p text:style-name="Preformatted_20_Text"><text:s text:c="23"/>ENDI</text:p>
      <text:p text:style-name="Preformatted_20_Text"><text:s text:c="23"/>IF <text:s text:c="2"/>TEMP_LAB EQ 0</text:p>
      <text:p text:style-name="Preformatted_20_Text"><text:s text:c="23"/>... some more stuff ...</text:p>
      <text:p text:style-name="Preformatted_20_Text"><text:s text:c="23"/>ENDI</text:p>
      <text:p text:style-name="Preformatted_20_Text"/>
      <text:p text:style-name="Preformatted_20_Text"><text:s text:c="13"/>The pseudo-ops in this group do NOT permit labels to exist </text:p>
      <text:p text:style-name="Preformatted_20_Text"><text:s text:c="8"/>on the same line as the status of the label (ignored or not) </text:p>
      <text:p text:style-name="Preformatted_20_Text"><text:s text:c="8"/>would be ambiguous.</text:p>
      <text:p text:style-name="Preformatted_20_Text"/>
      <text:p text:style-name="Preformatted_20_Text"><text:s text:c="13"/>All IF statements (even those in ignored conditionally </text:p>
      <text:p text:style-name="Preformatted_20_Text"><text:s text:c="8"/>assembled blocks) must have corresponding ENDI statements and all </text:p>
      <text:p text:style-name="Preformatted_20_Text"><text:s text:c="8"/>ELSE and ENDI statements must have a corresponding IF statement.</text:p>
      <text:p text:style-name="Preformatted_20_Text"/>
      <text:p text:style-name="Preformatted_20_Text"><text:s text:c="13"/>IF blocks can be nested up to 16 levels deep before the </text:p>
      <text:p text:style-name="Preformatted_20_Text"><text:s text:c="8"/>assembler dies of a fatal error. <text:s/>This should be adequate for any </text:p>
      <text:p text:style-name="Preformatted_20_Text"><text:s text:c="8"/>conceivable job, but if you need more, change the constant </text:p>
      <text:p text:style-name="Preformatted_20_Text"><text:s text:c="8"/>IFDEPTH in file A68.H and recompile the assembler.</text:p>
      <text:p text:style-name="Preformatted_20_Text"/>
      <text:p text:style-name="Preformatted_20_Text"/>
      <text:p text:style-name="Preformatted_20_Text"/>
      <text:p text:style-name="P2"><text:s text:c="8"/>4.8 <text:s/>Pseudo-ops -- INCL</text:p>
      <text:p text:style-name="Preformatted_20_Text"/>
      <text:p text:style-name="Preformatted_20_Text"><text:s text:c="13"/>The INCL pseudo-op is used to splice the contents of another </text:p>
      <text:p text:style-name="Preformatted_20_Text"><text:s text:c="8"/>file into the current file at assembly time. <text:s/>The name of the </text:p>
      <text:p text:style-name="Preformatted_20_Text"><text:s text:c="8"/>file to be INCLuded is specified as a normal string constant, so </text:p>
      <text:p text:style-name="Preformatted_20_Text"><text:s text:c="8"/>the following line would splice the contents of file "const.def" </text:p>
      <text:p text:style-name="Preformatted_20_Text"><text:s text:c="8"/>into the source code stream:</text:p>
      <text:p text:style-name="Preformatted_20_Text"/>
      <text:p text:style-name="Preformatted_20_Text"><text:s text:c="23"/>INCL <text:s text:c="5"/>"const.def"</text:p>
      <text:p text:style-name="Preformatted_20_Text"/>
      <text:p text:style-name="Preformatted_20_Text"><text:s text:c="13"/>INCLuded files may, in turn, INCLude other files until four </text:p>
      <text:p text:style-name="Preformatted_20_Text"><text:s text:c="8"/>files are open simultaneously. <text:s/>This limit should be enough for </text:p>
      <text:p text:style-name="Preformatted_20_Text"><text:s text:c="8"/>any conceivable job, but if you need more, change the constant </text:p>
      <text:p text:style-name="Preformatted_20_Text"><text:s text:c="8"/>FILES in file A68.H and recompile the assembler. <text:s/></text:p>
      <text:p text:style-name="Preformatted_20_Text"/>
      <text:p text:style-name="Preformatted_20_Text"/>
      <text:p text:style-name="Preformatted_20_Text"><text:s text:c="8"/>4.9 <text:s/>Pseudo-ops -- ORG</text:p>
      <text:p text:style-name="Preformatted_20_Text"/>
      <text:p text:style-name="Preformatted_20_Text"><text:s text:c="13"/>The ORG pseudo-op is used to set the assembly program </text:p>
      <text:p text:style-name="Preformatted_20_Text"><text:s text:c="8"/>counter to a particular value. <text:s/>The expression that defines this </text:p>
      <text:p text:style-name="Preformatted_20_Text"><text:s text:c="8"/>value may contain no forward references. <text:s/>The default initial </text:p>
      <text:p text:style-name="Preformatted_20_Text"><text:s text:c="8"/>value of the assembly program counter is $0000. <text:s/>The following </text:p>
      <text:p text:style-name="Preformatted_20_Text"><text:s text:c="8"/>statement would change the assembly program counter to $F000:</text:p>
      <text:p text:style-name="Preformatted_20_Text"/>
      <text:p text:style-name="Preformatted_20_Text"><text:s text:c="23"/>ORG <text:s text:c="6"/>$F000</text:p>
      <text:p text:style-name="Preformatted_20_Text"/>
      <text:p text:style-name="Preformatted_20_Text"><text:s text:c="13"/>If a label is present on the same line as an ORG statement, </text:p>
      <text:p text:style-name="Preformatted_20_Text"><text:s text:c="8"/>it is assigned the new value of the assembly program counter.</text:p>
      <text:p text:style-name="Preformatted_20_Text"/>
      <text:p text:style-name="Preformatted_20_Text"/>
      <text:p text:style-name="Preformatted_20_Text"><text:s text:c="8"/>4.10 Pseudo-ops -- PAGE</text:p>
      <text:p text:style-name="Preformatted_20_Text"/>
      <text:p text:style-name="Preformatted_20_Text"><text:s text:c="13"/>The PAGE pseudo-op always causes an immediate page ejection </text:p>
      <text:p text:style-name="Preformatted_20_Text"><text:s text:c="8"/>in the listing by inserting a form feed ('\f') character before </text:p>
      <text:p text:style-name="Preformatted_20_Text"><text:s text:c="8"/>the next line. <text:s/>If an argument is specified, the argument </text:p>
      <text:p text:style-name="Preformatted_20_Text"><text:s text:c="8"/>expression specifies the number of lines per page in the listing. <text:s/></text:p>
      <text:p text:style-name="Preformatted_20_Text"><text:s text:c="8"/>Legal values for the expression are any number except 1 and 2. <text:s/>A </text:p>
      <text:p text:style-name="Preformatted_20_Text"><text:s text:c="8"/>value of 0 turns the listing pagination off. <text:s/>Thus, the following </text:p>
      <text:p text:style-name="Preformatted_20_Text"><text:s text:c="8"/>statement cause a page ejection and would divide the listing into </text:p>
      <text:p text:style-name="Preformatted_20_Text"><text:s text:c="8"/>60-line pages:</text:p>
      <text:p text:style-name="Preformatted_20_Text"/>
      <text:p text:style-name="Preformatted_20_Text"><text:s text:c="23"/>PAGE <text:s text:c="5"/>60</text:p>
      <text:p text:style-name="Preformatted_20_Text"/>
      <text:p text:style-name="Preformatted_20_Text"/>
      <text:p text:style-name="Preformatted_20_Text"><text:s text:c="8"/>4.11 Pseudo-ops -- RMB</text:p>
      <text:p text:style-name="Preformatted_20_Text"/>
      <text:p text:style-name="Preformatted_20_Text"><text:s text:c="13"/>The RMB (Reserve Memory Bytes) pseudo-op is used to reserve </text:p>
      <text:p text:style-name="Preformatted_20_Text"><text:s text:c="8"/>a block of storage for program variables, or whatever. <text:s/>This </text:p>
      <text:p text:style-name="Preformatted_20_Text"><text:s text:c="8"/>storage is not initialized in any way, so its value at run time </text:p>
      <text:p text:style-name="Preformatted_20_Text"><text:s text:c="8"/>will usually be random. <text:s/>The argument expression (which may</text:p>
      <text:p text:style-name="Preformatted_20_Text"><text:s text:c="8"/>contain no forward references) is added to the assembly program </text:p>
      <text:p text:style-name="Preformatted_20_Text"><text:s text:c="8"/>counter. <text:s/>The following statement would reserve 10 bytes of </text:p>
      <text:p text:style-name="Preformatted_20_Text"><text:s text:c="8"/>storage called "STORAGE":</text:p>
      <text:p text:style-name="Preformatted_20_Text"/>
      <text:p text:style-name="Preformatted_20_Text"><text:s text:c="13"/>STORAGE <text:s text:c="2"/>RMB <text:s text:c="6"/>10</text:p>
      <text:p text:style-name="Preformatted_20_Text"/>
      <text:p text:style-name="P2"><text:s text:c="8"/>4.12 Pseudo-ops -- SET</text:p>
      <text:p text:style-name="Preformatted_20_Text"/>
      <text:p text:style-name="Preformatted_20_Text"><text:s text:c="13"/>The SET pseudo-op functions like the EQU pseudo-op except </text:p>
      <text:p text:style-name="Preformatted_20_Text"><text:s text:c="8"/>that the SET statement can reassign the value of a label that has </text:p>
      <text:p text:style-name="Preformatted_20_Text"><text:s text:c="8"/>already been assigned by another SET statement. <text:s/>Like the EQU </text:p>
      <text:p text:style-name="Preformatted_20_Text"><text:s text:c="8"/>statement, the argument expression may contain no forward </text:p>
      <text:p text:style-name="Preformatted_20_Text"><text:s text:c="8"/>references. <text:s/>A label defined by a SET statement cannot be </text:p>
      <text:p text:style-name="Preformatted_20_Text"><text:s text:c="8"/>redefined by writing it in column 1 or with an EQU statement. <text:s/></text:p>
      <text:p text:style-name="Preformatted_20_Text"><text:s text:c="8"/>The following series of statements would set the value of label </text:p>
      <text:p text:style-name="Preformatted_20_Text"><text:s text:c="8"/>"COUNT" to 1, 2, then 3:</text:p>
      <text:p text:style-name="Preformatted_20_Text"/>
      <text:p text:style-name="Preformatted_20_Text"><text:s text:c="13"/>COUNT <text:s text:c="4"/>SET <text:s text:c="6"/>1</text:p>
      <text:p text:style-name="Preformatted_20_Text"><text:s text:c="13"/>COUNT <text:s text:c="4"/>SET <text:s text:c="6"/>2</text:p>
      <text:p text:style-name="Preformatted_20_Text"><text:s text:c="13"/>COUNT <text:s text:c="4"/>SET <text:s text:c="6"/>3</text:p>
      <text:p text:style-name="Preformatted_20_Text"/>
      <text:p text:style-name="Preformatted_20_Text"/>
      <text:p text:style-name="Preformatted_20_Text"><text:s text:c="8"/>4.13 Pseudo-ops -- TITL</text:p>
      <text:p text:style-name="Preformatted_20_Text"/>
      <text:p text:style-name="Preformatted_20_Text"><text:s text:c="13"/>The TITL pseudo-op sets the running title for the listing. <text:s/></text:p>
      <text:p text:style-name="Preformatted_20_Text"><text:s text:c="8"/>The argument field is required and must be a string constant, </text:p>
      <text:p text:style-name="Preformatted_20_Text"><text:s text:c="8"/>though the null string ("") is legal. <text:s/>This title is printed </text:p>
      <text:p text:style-name="Preformatted_20_Text"><text:s text:c="8"/>after every page ejection in the listing, therefore, if page </text:p>
      <text:p text:style-name="Preformatted_20_Text"><text:s text:c="8"/>ejections have not been forced by the PAGE pseudo-op, the title </text:p>
      <text:p text:style-name="Preformatted_20_Text"><text:s text:c="8"/>will never be printed. <text:s/>The following statement would print the </text:p>
      <text:p text:style-name="Preformatted_20_Text"><text:s text:c="8"/>title "Random Bug Generator -- Ver 3.14159" at the top of every </text:p>
      <text:p text:style-name="Preformatted_20_Text"><text:s text:c="8"/>page of the listing:</text:p>
      <text:p text:style-name="Preformatted_20_Text"/>
      <text:p text:style-name="Preformatted_20_Text"><text:s text:c="23"/>TITL <text:s text:c="5"/>"Random Bug Generator -- Ver 3.14159"</text:p>
      <text:p text:style-name="Preformatted_20_Text"/>
      <text:p text:style-name="Preformatted_20_Text"/>
      <text:p text:style-name="Preformatted_20_Text"/>
      <text:p text:style-name="P2"><text:s text:c="8"/>5.0 <text:s/>Assembly Errors</text:p>
      <text:p text:style-name="Preformatted_20_Text"/>
      <text:p text:style-name="Preformatted_20_Text"><text:s text:c="13"/>When a source line contains an illegal construct, the line </text:p>
      <text:p text:style-name="Preformatted_20_Text"><text:s text:c="8"/>is flagged in the listing with a single-letter code describing </text:p>
      <text:p text:style-name="Preformatted_20_Text"><text:s text:c="8"/>the error. <text:s/>The meaning of each code is listed below. <text:s/>In </text:p>
      <text:p text:style-name="Preformatted_20_Text"><text:s text:c="8"/>addition, a count of the number of lines with errors is kept and </text:p>
      <text:p text:style-name="Preformatted_20_Text"><text:s text:c="8"/>printed on the C "stderr" device (by default, the console) after </text:p>
      <text:p text:style-name="Preformatted_20_Text"><text:s text:c="8"/>the END statement is processed. <text:s/>If more than one error occurs in </text:p>
      <text:p text:style-name="Preformatted_20_Text"><text:s text:c="8"/>a given line, only the first is reported. <text:s/>For example, the </text:p>
      <text:p text:style-name="Preformatted_20_Text"><text:s text:c="8"/>illegal label "=$#*'(" would generate the following listing line:</text:p>
      <text:p text:style-name="Preformatted_20_Text"/>
      <text:p text:style-name="Preformatted_20_Text"><text:s text:c="13"/>L <text:s/>0000 <text:s text:c="2"/>FF 00 00 <text:s text:c="5"/>=$#*'( <text:s text:c="4"/>CPX <text:s text:c="6"/>#0</text:p>
      <text:p text:style-name="Preformatted_20_Text"/>
      <text:p text:style-name="Preformatted_20_Text"/>
      <text:p text:style-name="Preformatted_20_Text"><text:s text:c="8"/>5.1 <text:s/>Error * -- Illegal or Missing Statement</text:p>
      <text:p text:style-name="Preformatted_20_Text"/>
      <text:p text:style-name="Preformatted_20_Text"><text:s text:c="13"/>This error occurs when either:</text:p>
      <text:p text:style-name="Preformatted_20_Text"/>
      <text:p text:style-name="Preformatted_20_Text"><text:s text:c="13"/>1) <text:s text:c="2"/>the assembler reaches the end of the source file </text:p>
      <text:p text:style-name="Preformatted_20_Text"><text:s text:c="18"/>without seeing an END statement, or</text:p>
      <text:p text:style-name="Preformatted_20_Text"/>
      <text:p text:style-name="Preformatted_20_Text"><text:s text:c="13"/>2) <text:s text:c="2"/>an END statement is encountered in an INCLude file.</text:p>
      <text:p text:style-name="Preformatted_20_Text"/>
      <text:p text:style-name="Preformatted_20_Text"><text:s text:c="13"/>If you are "sure" that the END statement is present when the </text:p>
      <text:p text:style-name="Preformatted_20_Text"><text:s text:c="8"/>assembler thinks that it is missing, it probably is in the </text:p>
      <text:p text:style-name="Preformatted_20_Text"><text:s text:c="8"/>ignored section of an IF block. <text:s/>If the END statement is missing, </text:p>
      <text:p text:style-name="Preformatted_20_Text"><text:s text:c="8"/>supply it. <text:s/>If the END statement is in an INCLude file, delete </text:p>
      <text:p text:style-name="Preformatted_20_Text"><text:s text:c="8"/>it.</text:p>
      <text:p text:style-name="Preformatted_20_Text"/>
      <text:p text:style-name="Preformatted_20_Text"><text:s text:c="8"/>5.2 <text:s/>Error ( -- Parenthesis Imbalance</text:p>
      <text:p text:style-name="Preformatted_20_Text"/>
      <text:p text:style-name="Preformatted_20_Text"><text:s text:c="13"/>For every left parenthesis, there must be a right paren-</text:p>
      <text:p text:style-name="Preformatted_20_Text"><text:s text:c="8"/>thesis. <text:s/>Count them.</text:p>
      <text:p text:style-name="Preformatted_20_Text"/>
      <text:p text:style-name="Preformatted_20_Text"/>
      <text:p text:style-name="Preformatted_20_Text"><text:s text:c="8"/>5.3 <text:s/>Error " -- Missing Quotation Mark</text:p>
      <text:p text:style-name="Preformatted_20_Text"/>
      <text:p text:style-name="Preformatted_20_Text"><text:s text:c="13"/>Strings have to begin and end with either " or '. <text:s/>Remember </text:p>
      <text:p text:style-name="Preformatted_20_Text"><text:s text:c="8"/>that " only matches " while ' only matches '.</text:p>
      <text:p text:style-name="Preformatted_20_Text"/>
      <text:p text:style-name="Preformatted_20_Text"/>
      <text:p text:style-name="Preformatted_20_Text"><text:s text:c="8"/>5.4 <text:s/>Error A -- Illegal Addressing Mode</text:p>
      <text:p text:style-name="Preformatted_20_Text"/>
      <text:p text:style-name="Preformatted_20_Text"><text:s text:c="13"/>This error occurs if the index register designator X is used </text:p>
      <text:p text:style-name="Preformatted_20_Text"><text:s text:c="8"/>with a machine opcode that does not permit indexed addressing or </text:p>
      <text:p text:style-name="Preformatted_20_Text"><text:s text:c="8"/>if the immediate designator # is used with an opcode that does </text:p>
      <text:p text:style-name="Preformatted_20_Text"><text:s text:c="8"/>not permit immediate addressing.</text:p>
      <text:p text:style-name="Preformatted_20_Text"/>
      <text:p text:style-name="Preformatted_20_Text"/>
      <text:p text:style-name="Preformatted_20_Text"><text:s text:c="8"/>5.5 <text:s/>Error B -- Branch Target Too Distant</text:p>
      <text:p text:style-name="Preformatted_20_Text"/>
      <text:p text:style-name="Preformatted_20_Text"><text:s text:c="13"/>The 6800 relative branch instructions will only reach -126 </text:p>
      <text:p text:style-name="Preformatted_20_Text"><text:s text:c="8"/>to +129 bytes from the first byte of the branch instruction. <text:s/>If </text:p>
      <text:p text:style-name="Preformatted_20_Text"><text:s text:c="8"/>this error occurs, the source code will have to be rearranged to </text:p>
      <text:p text:style-name="Preformatted_20_Text"><text:s text:c="8"/>shorten the distance to the branch target address or a long </text:p>
      <text:p text:style-name="Preformatted_20_Text"><text:s text:c="8"/>branch instruction that will reach anywhere (JMP or JSR) will </text:p>
      <text:p text:style-name="Preformatted_20_Text"><text:s text:c="8"/>have to be used.</text:p>
      <text:p text:style-name="Preformatted_20_Text"/>
      <text:p text:style-name="Preformatted_20_Text"/>
      <text:p text:style-name="Preformatted_20_Text"><text:soft-page-break/><text:s text:c="8"/>5.6 <text:s/>Error D -- Illegal Digit</text:p>
      <text:p text:style-name="Preformatted_20_Text"/>
      <text:p text:style-name="Preformatted_20_Text"><text:s text:c="13"/>This error occurs if a digit greater than or equal to the </text:p>
      <text:p text:style-name="Preformatted_20_Text"><text:s text:c="8"/>base of a numeric constant is found. <text:s/>For example, a 2 in a </text:p>
      <text:p text:style-name="Preformatted_20_Text"><text:s text:c="8"/>binary number would cause a D error. <text:s/>Especially, watch for 8 or </text:p>
      <text:p text:style-name="Preformatted_20_Text"><text:s text:c="8"/>9 in an octal number.</text:p>
      <text:p text:style-name="Preformatted_20_Text"/>
      <text:p text:style-name="Preformatted_20_Text"/>
      <text:p text:style-name="Preformatted_20_Text"><text:s text:c="8"/>5.7 <text:s/>Error E -- Illegal Expression</text:p>
      <text:p text:style-name="Preformatted_20_Text"/>
      <text:p text:style-name="Preformatted_20_Text"><text:s text:c="13"/>This error occurs because of:</text:p>
      <text:p text:style-name="Preformatted_20_Text"/>
      <text:p text:style-name="Preformatted_20_Text"><text:s text:c="13"/>1) <text:s text:c="2"/>a missing expression where one is required</text:p>
      <text:p text:style-name="Preformatted_20_Text"/>
      <text:p text:style-name="Preformatted_20_Text"><text:s text:c="13"/>2) <text:s text:c="2"/>a unary operator used as a binary operator or vice-</text:p>
      <text:p text:style-name="Preformatted_20_Text"><text:s text:c="18"/>versa</text:p>
      <text:p text:style-name="Preformatted_20_Text"/>
      <text:p text:style-name="Preformatted_20_Text"><text:s text:c="13"/>3) <text:s text:c="2"/>a missing binary operator</text:p>
      <text:p text:style-name="Preformatted_20_Text"/>
      <text:p text:style-name="Preformatted_20_Text"><text:s text:c="13"/>4) <text:s text:c="2"/>a SHL or SHR count that is not 0 thru 15</text:p>
      <text:p text:style-name="Preformatted_20_Text"/>
      <text:p text:style-name="Preformatted_20_Text"><text:s text:c="8"/>5.8 <text:s/>Error I -- IF-ENDI Imbalance</text:p>
      <text:p text:style-name="Preformatted_20_Text"/>
      <text:p text:style-name="Preformatted_20_Text"><text:s text:c="13"/>For every IF there must be a corresponding ENDI. <text:s/>If this </text:p>
      <text:p text:style-name="Preformatted_20_Text"><text:s text:c="8"/>error occurs on an ELSE or ENDI statement, the corresponding IF </text:p>
      <text:p text:style-name="Preformatted_20_Text"><text:s text:c="8"/>is missing. <text:s/>If this error occurs on an END statement, one or </text:p>
      <text:p text:style-name="Preformatted_20_Text"><text:s text:c="8"/>more ENDI statements are missing.</text:p>
      <text:p text:style-name="Preformatted_20_Text"/>
      <text:p text:style-name="Preformatted_20_Text"/>
      <text:p text:style-name="Preformatted_20_Text"><text:s text:c="8"/>5.9 <text:s/>Error L -- Illegal Label</text:p>
      <text:p text:style-name="Preformatted_20_Text"/>
      <text:p text:style-name="Preformatted_20_Text"><text:s text:c="13"/>This error occurs because of:</text:p>
      <text:p text:style-name="Preformatted_20_Text"/>
      <text:p text:style-name="Preformatted_20_Text"><text:s text:c="13"/>1) <text:s text:c="2"/>a non-alphabetic in column 1</text:p>
      <text:p text:style-name="Preformatted_20_Text"/>
      <text:p text:style-name="Preformatted_20_Text"><text:s text:c="13"/>2) <text:s text:c="2"/>a reserved word used as a label</text:p>
      <text:p text:style-name="Preformatted_20_Text"/>
      <text:p text:style-name="Preformatted_20_Text"><text:s text:c="13"/>3) <text:s text:c="2"/>a missing label on an EQU or SET statement</text:p>
      <text:p text:style-name="Preformatted_20_Text"/>
      <text:p text:style-name="Preformatted_20_Text"><text:s text:c="13"/>4) <text:s text:c="2"/>a label on an IF, ELSE, or ENDI statement</text:p>
      <text:p text:style-name="Preformatted_20_Text"/>
      <text:p text:style-name="Preformatted_20_Text"/>
      <text:p text:style-name="Preformatted_20_Text"><text:s text:c="8"/>5.10 Error M -- Multiply Defined Label</text:p>
      <text:p text:style-name="Preformatted_20_Text"/>
      <text:p text:style-name="Preformatted_20_Text"><text:s text:c="13"/>This error occurs because of:</text:p>
      <text:p text:style-name="Preformatted_20_Text"/>
      <text:p text:style-name="Preformatted_20_Text"><text:s text:c="13"/>1) <text:s text:c="2"/>a label defined in column 1 or with the EQU statement </text:p>
      <text:p text:style-name="Preformatted_20_Text"><text:s text:c="18"/>being redefined</text:p>
      <text:p text:style-name="Preformatted_20_Text"/>
      <text:p text:style-name="Preformatted_20_Text"><text:s text:c="13"/>2) <text:s text:c="2"/>a label defined by a SET statement being redefined </text:p>
      <text:p text:style-name="Preformatted_20_Text"><text:s text:c="18"/>either in column 1 or with the EQU statement</text:p>
      <text:p text:style-name="Preformatted_20_Text"/>
      <text:p text:style-name="Preformatted_20_Text"><text:s text:c="13"/>3) <text:s text:c="2"/>the value of the label changing between assembly passes</text:p>
      <text:p text:style-name="Preformatted_20_Text"/>
      <text:p text:style-name="Preformatted_20_Text"/>
      <text:p text:style-name="Preformatted_20_Text"/>
      <text:p text:style-name="P2"><text:s text:c="8"/>5.11 Error O -- Illegal Opcode</text:p>
      <text:p text:style-name="Preformatted_20_Text"/>
      <text:p text:style-name="Preformatted_20_Text"><text:s text:c="13"/>The opcode field of a source line may contain only a valid </text:p>
      <text:p text:style-name="Preformatted_20_Text"><text:s text:c="8"/>machine opcode, a valid pseudo-op, or nothing at all. <text:s/>Anything </text:p>
      <text:p text:style-name="Preformatted_20_Text"><text:s text:c="8"/>else causes this error. <text:s/>Note that the unique 6801 opcodes are </text:p>
      <text:p text:style-name="Preformatted_20_Text"><text:s text:c="8"/>not valid until they are enabled with the CPU statement.</text:p>
      <text:p text:style-name="Preformatted_20_Text"/>
      <text:p text:style-name="Preformatted_20_Text"/>
      <text:p text:style-name="Preformatted_20_Text"><text:s text:c="8"/>5.12 Error P -- Phasing Error</text:p>
      <text:p text:style-name="Preformatted_20_Text"/>
      <text:p text:style-name="Preformatted_20_Text"><text:s text:c="13"/>This error occurs because of:</text:p>
      <text:p text:style-name="Preformatted_20_Text"/>
      <text:p text:style-name="Preformatted_20_Text"><text:s text:c="13"/>1) <text:s text:c="2"/>a forward reference in a CPU, EQU, ORG, RMB, or SET </text:p>
      <text:p text:style-name="Preformatted_20_Text"><text:s text:c="18"/>statement</text:p>
      <text:p text:style-name="Preformatted_20_Text"/>
      <text:p text:style-name="Preformatted_20_Text"><text:s text:c="13"/>2) <text:s text:c="2"/>a label disappearing between assembly passes</text:p>
      <text:p text:style-name="Preformatted_20_Text"/>
      <text:p text:style-name="Preformatted_20_Text"/>
      <text:p text:style-name="Preformatted_20_Text"><text:s text:c="8"/>5.13 Error R -- Illegal Register</text:p>
      <text:p text:style-name="Preformatted_20_Text"/>
      <text:p text:style-name="Preformatted_20_Text"><text:s text:c="13"/>This error occurs either when the register designator A or B </text:p>
      <text:p text:style-name="Preformatted_20_Text"><text:s text:c="8"/>is used with a machine opcode that does not permit it, or when </text:p>
      <text:p text:style-name="Preformatted_20_Text"><text:s text:c="8"/>the register designator is missing with a machine opcode that </text:p>
      <text:p text:style-name="Preformatted_20_Text"><text:s text:c="8"/>requires it.</text:p>
      <text:p text:style-name="Preformatted_20_Text"/>
      <text:p text:style-name="Preformatted_20_Text"/>
      <text:p text:style-name="Preformatted_20_Text"><text:s text:c="8"/>5.14 Error S -- Illegal Syntax</text:p>
      <text:p text:style-name="Preformatted_20_Text"/>
      <text:p text:style-name="Preformatted_20_Text"><text:s text:c="13"/>This error means that an argument field is scrambled. <text:s/>Sort </text:p>
      <text:p text:style-name="Preformatted_20_Text"><text:s text:c="8"/>the mess out and reassemble.</text:p>
      <text:p text:style-name="Preformatted_20_Text"/>
      <text:p text:style-name="Preformatted_20_Text"/>
      <text:p text:style-name="Preformatted_20_Text"><text:s text:c="8"/>5.15 Error T -- Too Many Arguments</text:p>
      <text:p text:style-name="Preformatted_20_Text"/>
      <text:p text:style-name="Preformatted_20_Text"><text:s text:c="13"/>This error occurs if there are more items (expressions, </text:p>
      <text:p text:style-name="Preformatted_20_Text"><text:s text:c="8"/>register designators, etc.) in the argument field than the opcode </text:p>
      <text:p text:style-name="Preformatted_20_Text"><text:s text:c="8"/>or pseudo-op requires. <text:s/>The assembler ignores the extra items but </text:p>
      <text:p text:style-name="Preformatted_20_Text"><text:s text:c="8"/>issues this error in case something is really mangled.</text:p>
      <text:p text:style-name="Preformatted_20_Text"/>
      <text:p text:style-name="Preformatted_20_Text"/>
      <text:p text:style-name="Preformatted_20_Text"><text:s text:c="8"/>5.16 Error U -- Undefined Label</text:p>
      <text:p text:style-name="Preformatted_20_Text"/>
      <text:p text:style-name="Preformatted_20_Text"><text:s text:c="13"/>This error occurs if a label is referenced in an expression </text:p>
      <text:p text:style-name="Preformatted_20_Text"><text:s text:c="8"/>but not defined anywhere in the source program. <text:s/>If you are </text:p>
      <text:p text:style-name="Preformatted_20_Text"><text:s text:c="8"/>"sure" you have defined the label, note that upper and lower case </text:p>
      <text:p text:style-name="Preformatted_20_Text"><text:s text:c="8"/>letters in labels are different. <text:s/>Defining "LABEL" does not </text:p>
      <text:p text:style-name="Preformatted_20_Text"><text:s text:c="8"/>define "Label."</text:p>
      <text:p text:style-name="Preformatted_20_Text"/>
      <text:p text:style-name="Preformatted_20_Text"/>
      <text:p text:style-name="Preformatted_20_Text"/>
      <text:p text:style-name="P2"><text:s text:c="8"/>5.17 Error V -- Illegal Value</text:p>
      <text:p text:style-name="Preformatted_20_Text"/>
      <text:p text:style-name="Preformatted_20_Text"><text:s text:c="13"/>This error occurs because:</text:p>
      <text:p text:style-name="Preformatted_20_Text"/>
      <text:p text:style-name="Preformatted_20_Text"><text:s text:c="13"/>1) <text:s text:c="2"/>an index offset is not 0 thru 255, or</text:p>
      <text:p text:style-name="Preformatted_20_Text"/>
      <text:p text:style-name="Preformatted_20_Text"><text:s text:c="13"/>2) <text:s text:c="2"/>an 8-bit immediate value is not -128 thru 255, or</text:p>
      <text:p text:style-name="Preformatted_20_Text"/>
      <text:p text:style-name="Preformatted_20_Text"><text:s text:c="13"/>3) <text:s text:c="2"/>an FCB argument is not -128 thru 255, or</text:p>
      <text:p text:style-name="Preformatted_20_Text"/>
      <text:p text:style-name="Preformatted_20_Text"><text:s text:c="13"/>4) <text:s text:c="2"/>a CPU argument is not 6800 and not 6801, or</text:p>
      <text:p text:style-name="Preformatted_20_Text"/>
      <text:p text:style-name="Preformatted_20_Text"><text:s text:c="13"/>5) <text:s text:c="2"/>an INCL argument refers to a file that does not exist.</text:p>
      <text:p text:style-name="Preformatted_20_Text"/>
      <text:p text:style-name="Preformatted_20_Text"/>
      <text:p text:style-name="Preformatted_20_Text"/>
      <text:p text:style-name="P2"><text:s text:c="8"/>6.0 <text:s/>Warning Messages</text:p>
      <text:p text:style-name="Preformatted_20_Text"/>
      <text:p text:style-name="Preformatted_20_Text"><text:s text:c="13"/>Some errors that occur during the parsing of the cross-</text:p>
      <text:p text:style-name="Preformatted_20_Text"><text:s text:c="8"/>assembler command line are non-fatal. <text:s/>The cross-assembler flags </text:p>
      <text:p text:style-name="Preformatted_20_Text"><text:s text:c="8"/>these with a message on the C "stdout" device (by default, the </text:p>
      <text:p text:style-name="Preformatted_20_Text"><text:s text:c="8"/>console) beginning with the word "Warning." <text:s/>The messages are </text:p>
      <text:p text:style-name="Preformatted_20_Text"><text:s text:c="8"/>listed below:</text:p>
      <text:p text:style-name="Preformatted_20_Text"/>
      <text:p text:style-name="Preformatted_20_Text"/>
      <text:p text:style-name="Preformatted_20_Text"><text:s text:c="8"/>6.1 <text:s/>Warning -- Illegal Option Ignored</text:p>
      <text:p text:style-name="Preformatted_20_Text"/>
      <text:p text:style-name="Preformatted_20_Text"><text:s text:c="13"/>The only options that the cross-assembler knows are -l and <text:s/></text:p>
      <text:p text:style-name="Preformatted_20_Text"><text:s text:c="8"/>-o. <text:s/>Any other command line argument beginning with - will draw </text:p>
      <text:p text:style-name="Preformatted_20_Text"><text:s text:c="8"/>this error.</text:p>
      <text:p text:style-name="Preformatted_20_Text"/>
      <text:p text:style-name="Preformatted_20_Text"/>
      <text:p text:style-name="Preformatted_20_Text"><text:s text:c="8"/>6.2 <text:s/>Warning -- -l Option Ignored -- No File Name</text:p>
      <text:p text:style-name="Preformatted_20_Text"><text:s text:c="8"/>6.3 <text:s/>Warning -- -o Option Ignored -- No File Name</text:p>
      <text:p text:style-name="Preformatted_20_Text"/>
      <text:p text:style-name="Preformatted_20_Text"><text:s text:c="13"/>The -l and -o options require a file name to tell the </text:p>
      <text:p text:style-name="Preformatted_20_Text"><text:s text:c="8"/>assembler where to put the listing file or object file. <text:s/>If this </text:p>
      <text:p text:style-name="Preformatted_20_Text"><text:s text:c="8"/>file name is missing, the option is ignored.</text:p>
      <text:p text:style-name="Preformatted_20_Text"/>
      <text:p text:style-name="Preformatted_20_Text"/>
      <text:p text:style-name="Preformatted_20_Text"><text:s text:c="8"/>6.4 <text:s/>Warning -- Extra Source File Ignored</text:p>
      <text:p text:style-name="Preformatted_20_Text"/>
      <text:p text:style-name="Preformatted_20_Text"><text:s text:c="13"/>The cross-assembler will only assemble one file at a time, </text:p>
      <text:p text:style-name="Preformatted_20_Text"><text:s text:c="8"/>so source file names after the first are ignored. <text:s/>To assemble a </text:p>
      <text:p text:style-name="Preformatted_20_Text"><text:s text:c="8"/>second file, invoke the assembler again. <text:s/>Note that under CP/M-</text:p>
      <text:p text:style-name="Preformatted_20_Text"><text:s text:c="8"/>80, the old trick of reexecuting a core image will NOT work as </text:p>
      <text:p text:style-name="Preformatted_20_Text"><text:s text:c="8"/>the initialized data areas are not reinitialized prior to the </text:p>
      <text:p text:style-name="Preformatted_20_Text"><text:s text:c="8"/>second run.</text:p>
      <text:p text:style-name="Preformatted_20_Text"/>
      <text:p text:style-name="Preformatted_20_Text"/>
      <text:p text:style-name="Preformatted_20_Text"><text:s text:c="8"/>6.5 <text:s/>Warning -- Extra Listing File Ignored</text:p>
      <text:p text:style-name="Preformatted_20_Text"><text:s text:c="8"/>6.6 <text:s/>Warning -- Extra Object File Ignored</text:p>
      <text:p text:style-name="Preformatted_20_Text"/>
      <text:p text:style-name="Preformatted_20_Text"><text:s text:c="13"/>The cross-assembler will only generate one listing and one </text:p>
      <text:p text:style-name="Preformatted_20_Text"><text:s text:c="8"/>object file per assembly run, so -l and -o options after the </text:p>
      <text:p text:style-name="Preformatted_20_Text"><text:s text:c="8"/>first are ignored.</text:p>
      <text:p text:style-name="Preformatted_20_Text"/>
      <text:p text:style-name="Preformatted_20_Text"/>
      <text:p text:style-name="Preformatted_20_Text"/>
      <text:p text:style-name="P2"><text:s text:c="8"/>7.0 <text:s/>Fatal Error Messages</text:p>
      <text:p text:style-name="Preformatted_20_Text"/>
      <text:p text:style-name="Preformatted_20_Text"><text:s text:c="13"/>Several errors that occur during the parsing of the cross-</text:p>
      <text:p text:style-name="Preformatted_20_Text"><text:s text:c="8"/>assembler command line or during the assembly run are fatal. <text:s/>The </text:p>
      <text:p text:style-name="Preformatted_20_Text"><text:s text:c="8"/>cross-assembler flags these with a message on the C "stdout" </text:p>
      <text:p text:style-name="Preformatted_20_Text"><text:s text:c="8"/>device (by default, the console) beginning with the words "Fatal </text:p>
      <text:p text:style-name="Preformatted_20_Text"><text:s text:c="8"/>Error." <text:s/>The messages are explained below:</text:p>
      <text:p text:style-name="Preformatted_20_Text"/>
      <text:p text:style-name="Preformatted_20_Text"/>
      <text:p text:style-name="Preformatted_20_Text"><text:s text:c="8"/>7.1 <text:s/>Fatal Error -- No Source File Specified</text:p>
      <text:p text:style-name="Preformatted_20_Text"/>
      <text:p text:style-name="Preformatted_20_Text"><text:s text:c="13"/>This one is self-explanatory. <text:s/>The assembler does not know </text:p>
      <text:p text:style-name="Preformatted_20_Text"><text:s text:c="8"/>what to assemble.</text:p>
      <text:p text:style-name="Preformatted_20_Text"/>
      <text:p text:style-name="Preformatted_20_Text"/>
      <text:p text:style-name="Preformatted_20_Text"><text:s text:c="8"/>7.2 <text:s/>Fatal Error -- Source File Did Not Open</text:p>
      <text:p text:style-name="Preformatted_20_Text"/>
      <text:p text:style-name="Preformatted_20_Text"><text:s text:c="13"/>The assembler could not open the source file. <text:s/>The most </text:p>
      <text:p text:style-name="Preformatted_20_Text"><text:s text:c="8"/>likely cause is that the source file as specified on the command </text:p>
      <text:p text:style-name="Preformatted_20_Text"><text:s text:c="8"/>line does not exist. <text:s/>On larger systems, there could also be </text:p>
      <text:p text:style-name="Preformatted_20_Text"><text:s text:c="8"/>priviledge violations. <text:s/>Rarely, a read error in the disk </text:p>
      <text:p text:style-name="Preformatted_20_Text"><text:s text:c="8"/>directory could cause this error.</text:p>
      <text:p text:style-name="Preformatted_20_Text"/>
      <text:p text:style-name="Preformatted_20_Text"><text:s text:c="8"/>7.3 <text:s/>Fatal Error -- Listing File Did Not Open</text:p>
      <text:p text:style-name="Preformatted_20_Text"><text:s text:c="8"/>7.4 <text:s/>Fatal Error -- Object File Did Not Open</text:p>
      <text:p text:style-name="Preformatted_20_Text"/>
      <text:p text:style-name="Preformatted_20_Text"><text:s text:c="13"/>This error indicates either a defective listing or object </text:p>
      <text:p text:style-name="Preformatted_20_Text"><text:s text:c="8"/>file name or a full disk directory. <text:s/>Correct the file name or </text:p>
      <text:p text:style-name="Preformatted_20_Text"><text:s text:c="8"/>make more room on the disk.</text:p>
      <text:p text:style-name="Preformatted_20_Text"/>
      <text:p text:style-name="Preformatted_20_Text"/>
      <text:p text:style-name="Preformatted_20_Text"><text:s text:c="8"/>7.5 <text:s/>Fatal Error -- Error Reading Source File</text:p>
      <text:p text:style-name="Preformatted_20_Text"/>
      <text:p text:style-name="Preformatted_20_Text"><text:s text:c="13"/>This error generally indicates a read error in the disk data </text:p>
      <text:p text:style-name="Preformatted_20_Text"><text:s text:c="8"/>space. <text:s/>Use your backup copy of the source file (You do have one, </text:p>
      <text:p text:style-name="Preformatted_20_Text"><text:s text:c="8"/>don't you?) to recreate the mangled file and reassemble.</text:p>
      <text:p text:style-name="Preformatted_20_Text"/>
      <text:p text:style-name="Preformatted_20_Text"/>
      <text:p text:style-name="Preformatted_20_Text"><text:s text:c="8"/>7.6 <text:s/>Fatal Error -- Disk or Directory Full</text:p>
      <text:p text:style-name="Preformatted_20_Text"/>
      <text:p text:style-name="Preformatted_20_Text"><text:s text:c="13"/>This one is self-explanatory. <text:s/>Some more space must be found </text:p>
      <text:p text:style-name="Preformatted_20_Text"><text:s text:c="8"/>either by deleting files or by using a disk with more room on it.</text:p>
      <text:p text:style-name="Preformatted_20_Text"/>
      <text:p text:style-name="Preformatted_20_Text"/>
      <text:p text:style-name="Preformatted_20_Text"><text:s text:c="8"/>7.7 <text:s/>Fatal Error -- File Stack Overflow</text:p>
      <text:p text:style-name="Preformatted_20_Text"/>
      <text:p text:style-name="Preformatted_20_Text"><text:s text:c="13"/>This error occurs if you exceed the INCLude file limit of </text:p>
      <text:p text:style-name="Preformatted_20_Text"><text:s text:c="8"/>four files open simultaneously. <text:s/>This limit can be increased by </text:p>
      <text:p text:style-name="Preformatted_20_Text"><text:s text:c="8"/>increasing the constant FILES in file A68.H and recompiling the </text:p>
      <text:p text:style-name="Preformatted_20_Text"><text:s text:c="8"/>cross-assembler.</text:p>
      <text:p text:style-name="Preformatted_20_Text"/>
      <text:p text:style-name="Preformatted_20_Text"/>
      <text:p text:style-name="Preformatted_20_Text"><text:s text:c="8"/>7.8 <text:s/>Fatal Error -- If Stack Overflow</text:p>
      <text:p text:style-name="Preformatted_20_Text"/>
      <text:p text:style-name="Preformatted_20_Text"><text:s text:c="13"/>This error occurs if you exceed the nesting limit of 16 IF </text:p>
      <text:p text:style-name="Preformatted_20_Text"><text:s text:c="8"/>blocks. <text:s/>This limit can be increased by increasing the constant </text:p>
      <text:p text:style-name="Preformatted_20_Text"><text:s text:c="8"/>IFDEPTH in file A68.H and recompiling the cross-assembler.</text:p>
      <text:p text:style-name="Preformatted_20_Text"/>
      <text:p text:style-name="Preformatted_20_Text"/>
      <text:p text:style-name="Preformatted_20_Text"><text:soft-page-break/><text:s text:c="8"/>7.9 <text:s/>Fatal Error -- Too Many Symbols</text:p>
      <text:p text:style-name="Preformatted_20_Text"/>
      <text:p text:style-name="Preformatted_20_Text"><text:s text:c="13"/>Congratulations! <text:s/>You have run out of memory. <text:s/>The space for </text:p>
      <text:p text:style-name="Preformatted_20_Text"><text:s text:c="8"/>the cross-assembler's symbol table is allocated at run-time using </text:p>
      <text:p text:style-name="Preformatted_20_Text"><text:s text:c="8"/>the C library function alloc(), so the cross-assembler will use </text:p>
      <text:p text:style-name="Preformatted_20_Text"><text:s text:c="8"/>all available memory. <text:s/>The only solutions to this problem are to </text:p>
      <text:p text:style-name="Preformatted_20_Text"><text:s text:c="8"/>lessen the number of labels in the source program, to use a </text:p>
      <text:p text:style-name="Preformatted_20_Text"><text:s text:c="8"/>larger memory model (MSDOS/PCDOS systems only), or to add more </text:p>
      <text:p text:style-name="Preformatted_20_Text"><text:s text:c="8"/>memory to your machine.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7T11:24:09.241000000</dc:date>
    <meta:editing-duration>PT10M14S</meta:editing-duration>
    <meta:editing-cycles>2</meta:editing-cycles>
    <meta:generator>LibreOffice/6.1.5.2$Windows_X86_64 LibreOffice_project/90f8dcf33c87b3705e78202e3df5142b201bd805</meta:generator>
    <meta:print-date>2020-06-27T11:23:26.173000000</meta:print-date>
    <meta:document-statistic meta:table-count="0" meta:image-count="0" meta:object-count="0" meta:page-count="25" meta:paragraph-count="771" meta:word-count="6282" meta:character-count="46707" meta:non-whitespace-character-count="30415"/>
  </office:meta>
</office:document-meta>
</file>